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51cm" fo:margin-left="0.176cm" table:align="left" style:writing-mode="lr-tb"/>
    </style:style>
    <style:style style:name="Table1.A" style:family="table-column">
      <style:table-column-properties style:column-width="5.265cm"/>
    </style:style>
    <style:style style:name="Table1.B" style:family="table-column">
      <style:table-column-properties style:column-width="11.245cm"/>
    </style:style>
    <style:style style:name="Table1.A1" style:family="table-cell">
      <style:table-cell-properties style:vertical-align="top" fo:padding="0.176cm" fo:border="0.035cm solid #000000"/>
    </style:style>
    <style:style style:name="Table1.A10" style:family="table-cell">
      <style:table-cell-properties style:vertical-align="top" fo:padding="0.176cm" fo:border-left="0.035cm solid #000000" fo:border-right="0.035cm solid #000000" fo:border-top="none" fo:border-bottom="0.035cm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style>
    <style:style style:name="P3"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4"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5" style:family="paragraph" style:parent-style-name="Heading_20_1" style:master-page-name="Standard">
      <style:paragraph-properties fo:line-height="115%" style:page-number="auto" fo:break-before="auto" fo:break-after="auto" style:writing-mode="lr-tb"/>
    </style:style>
    <style:style style:name="T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3" style:family="text">
      <style:text-properties fo:color="#000000" style:text-line-through-style="none" style:text-position="sub 58%"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4" style:family="text">
      <style:text-properties fo:color="#000000" style:text-line-through-style="none" style:text-position="super 58%"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5" style:family="text">
      <style:text-properties fo:color="#000000" style:text-line-through-style="none" style:text-position="0% 100%"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6" style:family="text">
      <style:text-properties fo:color="#1155cc" style:text-line-through-style="none" style:font-name="Arial" fo:font-size="11pt"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0"><text:bookmark text:name="h.qam8l5gdc2jc"/>Glossary</text:h>
      <text:p text:style-name="P1"/>
      <table:table table:name="Table1" table:style-name="Table1">
        <table:table-column table:style-name="Table1.A"/>
        <table:table-column table:style-name="Table1.B"/>
        <table:table-row>
          <table:table-cell table:style-name="Table1.A1" office:value-type="string">
            <text:p text:style-name="P2"><text:span text:style-name="T1">Term</text:span><text:span text:style-name="T1"> </text:span><text:span text:style-name="T1">or</text:span><text:span text:style-name="T1"> </text:span><text:span text:style-name="T1">Acronym</text:span></text:p>
          </table:table-cell>
          <table:table-cell table:style-name="Table1.A1" office:value-type="string">
            <text:p text:style-name="P3">Meaning</text:p>
          </table:table-cell>
        </table:table-row>
        <table:table-row>
          <table:table-cell table:style-name="Table1.A1" office:value-type="string">
            <text:p text:style-name="P2"><text:span text:style-name="T2">AAVSO</text:span><text:span text:style-name="T2"> </text:span><text:span text:style-name="T2">International</text:span><text:span text:style-name="T2"> </text:span><text:span text:style-name="T2">Database</text:span></text:p>
          </table:table-cell>
          <table:table-cell table:style-name="Table1.A1" office:value-type="string">
            <text:p text:style-name="P2"><text:span text:style-name="T2">A collection of tens of millions of variable star observations spanning over a century. Maintained by the AAVSO, it is the largest digital database of variable stars in the world See </text:span><text:a xlink:type="simple" xlink:href="http://www.aavso.org/aavso-international-database" text:style-name="Internet_20_link" text:visited-style-name="Visited_20_Internet_20_Link">http</text:a><text:a xlink:type="simple" xlink:href="http://www.aavso.org/aavso-international-database" text:style-name="Internet_20_link" text:visited-style-name="Visited_20_Internet_20_Link">://</text:a><text:a xlink:type="simple" xlink:href="http://www.aavso.org/aavso-international-database" text:style-name="Internet_20_link" text:visited-style-name="Visited_20_Internet_20_Link">www</text:a><text:a xlink:type="simple" xlink:href="http://www.aavso.org/aavso-international-database" text:style-name="Internet_20_link" text:visited-style-name="Visited_20_Internet_20_Link">.</text:a><text:a xlink:type="simple" xlink:href="http://www.aavso.org/aavso-international-database" text:style-name="Internet_20_link" text:visited-style-name="Visited_20_Internet_20_Link">aavso</text:a><text:a xlink:type="simple" xlink:href="http://www.aavso.org/aavso-international-database" text:style-name="Internet_20_link" text:visited-style-name="Visited_20_Internet_20_Link">.</text:a><text:a xlink:type="simple" xlink:href="http://www.aavso.org/aavso-international-database" text:style-name="Internet_20_link" text:visited-style-name="Visited_20_Internet_20_Link">org</text:a><text:a xlink:type="simple" xlink:href="http://www.aavso.org/aavso-international-database" text:style-name="Internet_20_link" text:visited-style-name="Visited_20_Internet_20_Link">/</text:a><text:a xlink:type="simple" xlink:href="http://www.aavso.org/aavso-international-database" text:style-name="Internet_20_link" text:visited-style-name="Visited_20_Internet_20_Link">aavso</text:a><text:a xlink:type="simple" xlink:href="http://www.aavso.org/aavso-international-database" text:style-name="Internet_20_link" text:visited-style-name="Visited_20_Internet_20_Link">-</text:a><text:a xlink:type="simple" xlink:href="http://www.aavso.org/aavso-international-database" text:style-name="Internet_20_link" text:visited-style-name="Visited_20_Internet_20_Link">international</text:a><text:a xlink:type="simple" xlink:href="http://www.aavso.org/aavso-international-database" text:style-name="Internet_20_link" text:visited-style-name="Visited_20_Internet_20_Link">-</text:a><text:a xlink:type="simple" xlink:href="http://www.aavso.org/aavso-international-database" text:style-name="Internet_20_link" text:visited-style-name="Visited_20_Internet_20_Link">database</text:a></text:p>
          </table:table-cell>
        </table:table-row>
        <table:table-row>
          <table:table-cell table:style-name="Table1.A1" office:value-type="string">
            <text:p text:style-name="P2"><text:span text:style-name="T2">AAVSO</text:span><text:span text:style-name="T2"> </text:span><text:span text:style-name="T2">Unique</text:span><text:span text:style-name="T2"> </text:span><text:span text:style-name="T2">ID</text:span></text:p>
          </table:table-cell>
          <table:table-cell table:style-name="Table1.A1" office:value-type="string">
            <text:p text:style-name="P2"><text:span text:style-name="T2">A</text:span><text:span text:style-name="T2"> </text:span><text:span text:style-name="T2">unique</text:span><text:span text:style-name="T2"> </text:span><text:span text:style-name="T2">reference</text:span><text:span text:style-name="T2"> “</text:span><text:span text:style-name="T2">name</text:span><text:span text:style-name="T2">” </text:span><text:span text:style-name="T2">for</text:span><text:span text:style-name="T2"> </text:span><text:span text:style-name="T2">a</text:span><text:span text:style-name="T2"> </text:span><text:span text:style-name="T2">star</text:span><text:span text:style-name="T2"> </text:span><text:span text:style-name="T2">using</text:span><text:span text:style-name="T2"> </text:span><text:span text:style-name="T2">the</text:span><text:span text:style-name="T2"> </text:span><text:span text:style-name="T2">format</text:span><text:span text:style-name="T2"> </text:span><text:span text:style-name="T2">000-</text:span><text:span text:style-name="T2">XXX</text:span><text:span text:style-name="T2">-000,</text:span><text:span text:style-name="T2"> </text:span><text:span text:style-name="T2">where</text:span><text:span text:style-name="T2"> </text:span><text:span text:style-name="T2">the</text:span><text:span text:style-name="T2"> 0'</text:span><text:span text:style-name="T2">s</text:span><text:span text:style-name="T2"> </text:span><text:span text:style-name="T2">are</text:span><text:span text:style-name="T2"> </text:span><text:span text:style-name="T2">numbers</text:span><text:span text:style-name="T2"> (0-9) </text:span><text:span text:style-name="T2">and</text:span><text:span text:style-name="T2"> </text:span><text:span text:style-name="T2">the</text:span><text:span text:style-name="T2"> </text:span><text:span text:style-name="T2">X</text:span><text:span text:style-name="T2">’</text:span><text:span text:style-name="T2">s</text:span><text:span text:style-name="T2"> </text:span><text:span text:style-name="T2">are</text:span><text:span text:style-name="T2"> </text:span><text:span text:style-name="T2">letters</text:span><text:span text:style-name="T2">.</text:span></text:p>
          </table:table-cell>
        </table:table-row>
        <table:table-row>
          <table:table-cell table:style-name="Table1.A1" office:value-type="string">
            <text:p text:style-name="P4">AIC</text:p>
          </table:table-cell>
          <table:table-cell table:style-name="Table1.A1" office:value-type="string">
            <text:p text:style-name="P2"><text:span text:style-name="T2">See</text:span><text:span text:style-name="T2"> </text:span><text:span text:style-name="T2">Akaike</text:span><text:span text:style-name="T2"> </text:span><text:span text:style-name="T2">Information</text:span><text:span text:style-name="T2"> </text:span><text:span text:style-name="T2">Criteria</text:span><text:span text:style-name="T2">.</text:span></text:p>
          </table:table-cell>
        </table:table-row>
        <table:table-row>
          <table:table-cell table:style-name="Table1.A1" office:value-type="string">
            <text:p text:style-name="P4">AID</text:p>
          </table:table-cell>
          <table:table-cell table:style-name="Table1.A1" office:value-type="string">
            <text:p text:style-name="P2"><text:span text:style-name="T2">See</text:span><text:span text:style-name="T2"> </text:span><text:span text:style-name="T2">AAVSO</text:span><text:span text:style-name="T2"> </text:span><text:span text:style-name="T2">International</text:span><text:span text:style-name="T2"> </text:span><text:span text:style-name="T2">Database</text:span><text:span text:style-name="T2">.</text:span></text:p>
          </table:table-cell>
        </table:table-row>
        <table:table-row>
          <table:table-cell table:style-name="Table1.A1" office:value-type="string">
            <text:p text:style-name="P2"><text:span text:style-name="T2">Akaike</text:span><text:span text:style-name="T2"> </text:span><text:span text:style-name="T2">Information</text:span><text:span text:style-name="T2"> </text:span><text:span text:style-name="T2">Criteria</text:span></text:p>
          </table:table-cell>
          <table:table-cell table:style-name="Table1.A1" office:value-type="string">
            <text:p text:style-name="P2"><text:span text:style-name="T2">A</text:span><text:span text:style-name="T2"> </text:span><text:span text:style-name="T2">measure</text:span><text:span text:style-name="T2"> </text:span><text:span text:style-name="T2">of</text:span><text:span text:style-name="T2"> </text:span><text:span text:style-name="T2">how</text:span><text:span text:style-name="T2"> </text:span><text:span text:style-name="T2">well</text:span><text:span text:style-name="T2"> </text:span><text:span text:style-name="T2">a</text:span><text:span text:style-name="T2"> </text:span><text:span text:style-name="T2">statistical</text:span><text:span text:style-name="T2"> </text:span><text:span text:style-name="T2">model</text:span><text:span text:style-name="T2"> </text:span><text:span text:style-name="T2">fits</text:span><text:span text:style-name="T2"> </text:span><text:span text:style-name="T2">a</text:span><text:span text:style-name="T2"> </text:span><text:span text:style-name="T2">given</text:span><text:span text:style-name="T2"> </text:span><text:span text:style-name="T2">set</text:span><text:span text:style-name="T2"> </text:span><text:span text:style-name="T2">of</text:span><text:span text:style-name="T2"> </text:span><text:span text:style-name="T2">data</text:span><text:span text:style-name="T2">, </text:span><text:span text:style-name="T2">balancing</text:span><text:span text:style-name="T2"> </text:span><text:span text:style-name="T2">how</text:span><text:span text:style-name="T2"> </text:span><text:span text:style-name="T2">complicated</text:span><text:span text:style-name="T2"> </text:span><text:span text:style-name="T2">the</text:span><text:span text:style-name="T2"> </text:span><text:span text:style-name="T2">model</text:span><text:span text:style-name="T2"> </text:span><text:span text:style-name="T2">is</text:span><text:span text:style-name="T2">. </text:span><text:span text:style-name="T2">Alternate</text:span><text:span text:style-name="T2"> </text:span><text:span text:style-name="T2">models</text:span><text:span text:style-name="T2"> </text:span><text:span text:style-name="T2">can</text:span><text:span text:style-name="T2"> </text:span><text:span text:style-name="T2">be</text:span><text:span text:style-name="T2"> </text:span><text:span text:style-name="T2">compared</text:span><text:span text:style-name="T2"> </text:span><text:span text:style-name="T2">in</text:span><text:span text:style-name="T2"> </text:span><text:span text:style-name="T2">this</text:span><text:span text:style-name="T2"> </text:span><text:span text:style-name="T2">way</text:span><text:span text:style-name="T2">. </text:span><text:span text:style-name="T2">See</text:span><text:span text:style-name="T2"> </text:span><text:span text:style-name="T2">also</text:span><text:span text:style-name="T2"> </text:span><text:span text:style-name="T2">BIC</text:span><text:span text:style-name="T2">.</text:span></text:p>
          </table:table-cell>
        </table:table-row>
        <table:table-row>
          <table:table-cell table:style-name="Table1.A1" office:value-type="string">
            <text:p text:style-name="P2"><text:span text:style-name="T2">Analysis</text:span><text:span text:style-name="T2"> </text:span><text:span text:style-name="T2">of</text:span><text:span text:style-name="T2"> </text:span><text:span text:style-name="T2">Variance</text:span></text:p>
          </table:table-cell>
          <table:table-cell table:style-name="Table1.A1" office:value-type="string">
            <text:p text:style-name="P2"><text:span text:style-name="T2">A</text:span><text:span text:style-name="T2"> </text:span><text:span text:style-name="T2">statistical</text:span><text:span text:style-name="T2"> </text:span><text:span text:style-name="T2">test</text:span><text:span text:style-name="T2"> </text:span><text:span text:style-name="T2">that</text:span><text:span text:style-name="T2"> </text:span><text:span text:style-name="T2">checks</text:span><text:span text:style-name="T2"> </text:span><text:span text:style-name="T2">whether</text:span><text:span text:style-name="T2"> </text:span><text:span text:style-name="T2">or</text:span><text:span text:style-name="T2"> </text:span><text:span text:style-name="T2">not</text:span><text:span text:style-name="T2"> </text:span><text:span text:style-name="T2">variations</text:span><text:span text:style-name="T2"> </text:span><text:span text:style-name="T2">in</text:span><text:span text:style-name="T2"> </text:span><text:span text:style-name="T2">the</text:span><text:span text:style-name="T2"> </text:span><text:span text:style-name="T2">data</text:span><text:span text:style-name="T2"> </text:span><text:span text:style-name="T2">are</text:span><text:span text:style-name="T2"> </text:span><text:span text:style-name="T2">simply</text:span><text:span text:style-name="T2"> </text:span><text:span text:style-name="T2">noise</text:span><text:span text:style-name="T2"> </text:span><text:span text:style-name="T2">or</text:span><text:span text:style-name="T2"> </text:span><text:span text:style-name="T2">are</text:span><text:span text:style-name="T2"> </text:span><text:span text:style-name="T2">statistically</text:span><text:span text:style-name="T2"> </text:span><text:span text:style-name="T2">significant</text:span><text:span text:style-name="T2">.</text:span></text:p>
          </table:table-cell>
        </table:table-row>
        <table:table-row>
          <table:table-cell table:style-name="Table1.A1" office:value-type="string">
            <text:p text:style-name="P4">ANOVA</text:p>
          </table:table-cell>
          <table:table-cell table:style-name="Table1.A1" office:value-type="string">
            <text:p text:style-name="P2"><text:span text:style-name="T2">See</text:span><text:span text:style-name="T2"> </text:span><text:span text:style-name="T2">Analysis</text:span><text:span text:style-name="T2"> </text:span><text:span text:style-name="T2">of</text:span><text:span text:style-name="T2"> </text:span><text:span text:style-name="T2">Variance</text:span><text:span text:style-name="T2">.</text:span></text:p>
          </table:table-cell>
        </table:table-row>
        <table:table-row>
          <table:table-cell table:style-name="Table1.A1" office:value-type="string">
            <text:p text:style-name="P4">APASS</text:p>
          </table:table-cell>
          <table:table-cell table:style-name="Table1.A1" office:value-type="string">
            <text:p text:style-name="P2">The AAVSO Photometric All-Sky Survey; an ongoing project to use automated telescopes to create a photometric catalog of all stars between approximately 10th and 17th magnitude using five filters: <text:s/>Johnson B and V, and Sloan g′, r′, i′. See <text:a xlink:type="simple" xlink:href="http://www.aavso.org/apass" text:style-name="Internet_20_link" text:visited-style-name="Visited_20_Internet_20_Link">http://www.aavso.org/apass</text:a></text:p>
          </table:table-cell>
        </table:table-row>
        <table:table-row>
          <table:table-cell table:style-name="Table1.A10" office:value-type="string">
            <text:p text:style-name="P4">ASAS</text:p>
          </table:table-cell>
          <table:table-cell table:style-name="Table1.A10" office:value-type="string">
            <text:p text:style-name="P2"><text:span text:style-name="T2">All Sky Automated Survey; an ongoing project to use photometric automated telescopes to discover and observe all stars with variability (including exoplanet systems and variable stars) brighter than 14th magnitude. See </text:span><text:a xlink:type="simple" xlink:href="http://www.astrouw.edu.pl/asas/?page=main" text:style-name="Internet_20_link" text:visited-style-name="Visited_20_Internet_20_Link">http</text:a><text:a xlink:type="simple" xlink:href="http://www.astrouw.edu.pl/asas/?page=main" text:style-name="Internet_20_link" text:visited-style-name="Visited_20_Internet_20_Link">://</text:a><text:a xlink:type="simple" xlink:href="http://www.astrouw.edu.pl/asas/?page=main" text:style-name="Internet_20_link" text:visited-style-name="Visited_20_Internet_20_Link">www</text:a><text:a xlink:type="simple" xlink:href="http://www.astrouw.edu.pl/asas/?page=main" text:style-name="Internet_20_link" text:visited-style-name="Visited_20_Internet_20_Link">.</text:a><text:a xlink:type="simple" xlink:href="http://www.astrouw.edu.pl/asas/?page=main" text:style-name="Internet_20_link" text:visited-style-name="Visited_20_Internet_20_Link">astrouw</text:a><text:a xlink:type="simple" xlink:href="http://www.astrouw.edu.pl/asas/?page=main" text:style-name="Internet_20_link" text:visited-style-name="Visited_20_Internet_20_Link">.</text:a><text:a xlink:type="simple" xlink:href="http://www.astrouw.edu.pl/asas/?page=main" text:style-name="Internet_20_link" text:visited-style-name="Visited_20_Internet_20_Link">edu</text:a><text:a xlink:type="simple" xlink:href="http://www.astrouw.edu.pl/asas/?page=main" text:style-name="Internet_20_link" text:visited-style-name="Visited_20_Internet_20_Link">.</text:a><text:a xlink:type="simple" xlink:href="http://www.astrouw.edu.pl/asas/?page=main" text:style-name="Internet_20_link" text:visited-style-name="Visited_20_Internet_20_Link">pl</text:a><text:a xlink:type="simple" xlink:href="http://www.astrouw.edu.pl/asas/?page=main" text:style-name="Internet_20_link" text:visited-style-name="Visited_20_Internet_20_Link">/</text:a><text:a xlink:type="simple" xlink:href="http://www.astrouw.edu.pl/asas/?page=main" text:style-name="Internet_20_link" text:visited-style-name="Visited_20_Internet_20_Link">asas</text:a><text:a xlink:type="simple" xlink:href="http://www.astrouw.edu.pl/asas/?page=main" text:style-name="Internet_20_link" text:visited-style-name="Visited_20_Internet_20_Link">/?</text:a><text:a xlink:type="simple" xlink:href="http://www.astrouw.edu.pl/asas/?page=main" text:style-name="Internet_20_link" text:visited-style-name="Visited_20_Internet_20_Link">page</text:a><text:a xlink:type="simple" xlink:href="http://www.astrouw.edu.pl/asas/?page=main" text:style-name="Internet_20_link" text:visited-style-name="Visited_20_Internet_20_Link">=</text:a><text:a xlink:type="simple" xlink:href="http://www.astrouw.edu.pl/asas/?page=main" text:style-name="Internet_20_link" text:visited-style-name="Visited_20_Internet_20_Link">main</text:a></text:p>
          </table:table-cell>
        </table:table-row>
        <table:table-row>
          <table:table-cell table:style-name="Table1.A1" office:value-type="string">
            <text:p text:style-name="P4">AUID</text:p>
          </table:table-cell>
          <table:table-cell table:style-name="Table1.A1" office:value-type="string">
            <text:p text:style-name="P2"><text:span text:style-name="T2">See</text:span><text:span text:style-name="T2"> </text:span><text:span text:style-name="T2">AAVSO</text:span><text:span text:style-name="T2"> </text:span><text:span text:style-name="T2">Unique</text:span><text:span text:style-name="T2"> </text:span><text:span text:style-name="T2">ID</text:span><text:span text:style-name="T2">.</text:span></text:p>
          </table:table-cell>
        </table:table-row>
        <table:table-row>
          <table:table-cell table:style-name="Table1.A1" office:value-type="string">
            <text:p text:style-name="P4">Band</text:p>
          </table:table-cell>
          <table:table-cell table:style-name="Table1.A1" office:value-type="string">
            <text:p text:style-name="P2"><text:span text:style-name="T2">A narrow region of the electromagnetic spectrum in which the magnitude is measured. A number of standard bands are frequently used, including the visual (V) band (centered on 551 Angstroms). See </text:span><text:a xlink:type="simple" xlink:href="http://en.wikipedia.org/wiki/Photometric_system" text:style-name="Internet_20_link" text:visited-style-name="Visited_20_Internet_20_Link">http</text:a><text:a xlink:type="simple" xlink:href="http://en.wikipedia.org/wiki/Photometric_system" text:style-name="Internet_20_link" text:visited-style-name="Visited_20_Internet_20_Link">://</text:a><text:a xlink:type="simple" xlink:href="http://en.wikipedia.org/wiki/Photometric_system" text:style-name="Internet_20_link" text:visited-style-name="Visited_20_Internet_20_Link">en</text:a><text:a xlink:type="simple" xlink:href="http://en.wikipedia.org/wiki/Photometric_system" text:style-name="Internet_20_link" text:visited-style-name="Visited_20_Internet_20_Link">.</text:a><text:a xlink:type="simple" xlink:href="http://en.wikipedia.org/wiki/Photometric_system" text:style-name="Internet_20_link" text:visited-style-name="Visited_20_Internet_20_Link">wikipedia</text:a><text:a xlink:type="simple" xlink:href="http://en.wikipedia.org/wiki/Photometric_system" text:style-name="Internet_20_link" text:visited-style-name="Visited_20_Internet_20_Link">.</text:a><text:a xlink:type="simple" xlink:href="http://en.wikipedia.org/wiki/Photometric_system" text:style-name="Internet_20_link" text:visited-style-name="Visited_20_Internet_20_Link">org</text:a><text:a xlink:type="simple" xlink:href="http://en.wikipedia.org/wiki/Photometric_system" text:style-name="Internet_20_link" text:visited-style-name="Visited_20_Internet_20_Link">/</text:a><text:a xlink:type="simple" xlink:href="http://en.wikipedia.org/wiki/Photometric_system" text:style-name="Internet_20_link" text:visited-style-name="Visited_20_Internet_20_Link">wiki</text:a><text:a xlink:type="simple" xlink:href="http://en.wikipedia.org/wiki/Photometric_system" text:style-name="Internet_20_link" text:visited-style-name="Visited_20_Internet_20_Link">/</text:a><text:a xlink:type="simple" xlink:href="http://en.wikipedia.org/wiki/Photometric_system" text:style-name="Internet_20_link" text:visited-style-name="Visited_20_Internet_20_Link">Photometric</text:a><text:a xlink:type="simple" xlink:href="http://en.wikipedia.org/wiki/Photometric_system" text:style-name="Internet_20_link" text:visited-style-name="Visited_20_Internet_20_Link">_</text:a><text:a xlink:type="simple" xlink:href="http://en.wikipedia.org/wiki/Photometric_system" text:style-name="Internet_20_link" text:visited-style-name="Visited_20_Internet_20_Link">system</text:a><text:span text:style-name="T2"> and </text:span><text:a xlink:type="simple" xlink:href="http://spiff.rit.edu/classes/phys440/lectures/filters/filters.html" text:style-name="Internet_20_link" text:visited-style-name="Visited_20_Internet_20_Link">http</text:a><text:a xlink:type="simple" xlink:href="http://spiff.rit.edu/classes/phys440/lectures/filters/filters.html" text:style-name="Internet_20_link" text:visited-style-name="Visited_20_Internet_20_Link">://</text:a><text:a xlink:type="simple" xlink:href="http://spiff.rit.edu/classes/phys440/lectures/filters/filters.html" text:style-name="Internet_20_link" text:visited-style-name="Visited_20_Internet_20_Link">spiff</text:a><text:a xlink:type="simple" xlink:href="http://spiff.rit.edu/classes/phys440/lectures/filters/filters.html" text:style-name="Internet_20_link" text:visited-style-name="Visited_20_Internet_20_Link">.</text:a><text:a xlink:type="simple" xlink:href="http://spiff.rit.edu/classes/phys440/lectures/filters/filters.html" text:style-name="Internet_20_link" text:visited-style-name="Visited_20_Internet_20_Link">rit</text:a><text:a xlink:type="simple" xlink:href="http://spiff.rit.edu/classes/phys440/lectures/filters/filters.html" text:style-name="Internet_20_link" text:visited-style-name="Visited_20_Internet_20_Link">.</text:a><text:a xlink:type="simple" xlink:href="http://spiff.rit.edu/classes/phys440/lectures/filters/filters.html" text:style-name="Internet_20_link" text:visited-style-name="Visited_20_Internet_20_Link">edu</text:a><text:a xlink:type="simple" xlink:href="http://spiff.rit.edu/classes/phys440/lectures/filters/filters.html" text:style-name="Internet_20_link" text:visited-style-name="Visited_20_Internet_20_Link">/</text:a><text:a xlink:type="simple" xlink:href="http://spiff.rit.edu/classes/phys440/lectures/filters/filters.html" text:style-name="Internet_20_link" text:visited-style-name="Visited_20_Internet_20_Link">classes</text:a><text:a xlink:type="simple" xlink:href="http://spiff.rit.edu/classes/phys440/lectures/filters/filters.html" text:style-name="Internet_20_link" text:visited-style-name="Visited_20_Internet_20_Link">/</text:a><text:a xlink:type="simple" xlink:href="http://spiff.rit.edu/classes/phys440/lectures/filters/filters.html" text:style-name="Internet_20_link" text:visited-style-name="Visited_20_Internet_20_Link">phys</text:a><text:a xlink:type="simple" xlink:href="http://spiff.rit.edu/classes/phys440/lectures/filters/filters.html" text:style-name="Internet_20_link" text:visited-style-name="Visited_20_Internet_20_Link">440/</text:a><text:a xlink:type="simple" xlink:href="http://spiff.rit.edu/classes/phys440/lectures/filters/filters.html" text:style-name="Internet_20_link" text:visited-style-name="Visited_20_Internet_20_Link">lectures</text:a><text:a xlink:type="simple" xlink:href="http://spiff.rit.edu/classes/phys440/lectures/filters/filters.html" text:style-name="Internet_20_link" text:visited-style-name="Visited_20_Internet_20_Link">/</text:a><text:a xlink:type="simple" xlink:href="http://spiff.rit.edu/classes/phys440/lectures/filters/filters.html" text:style-name="Internet_20_link" text:visited-style-name="Visited_20_Internet_20_Link">filters</text:a><text:a xlink:type="simple" xlink:href="http://spiff.rit.edu/classes/phys440/lectures/filters/filters.html" text:style-name="Internet_20_link" text:visited-style-name="Visited_20_Internet_20_Link">/</text:a><text:a xlink:type="simple" xlink:href="http://spiff.rit.edu/classes/phys440/lectures/filters/filters.html" text:style-name="Internet_20_link" text:visited-style-name="Visited_20_Internet_20_Link">filters</text:a><text:a xlink:type="simple" xlink:href="http://spiff.rit.edu/classes/phys440/lectures/filters/filters.html" text:style-name="Internet_20_link" text:visited-style-name="Visited_20_Internet_20_Link">.</text:a><text:a xlink:type="simple" xlink:href="http://spiff.rit.edu/classes/phys440/lectures/filters/filters.html" text:style-name="Internet_20_link" text:visited-style-name="Visited_20_Internet_20_Link">html</text:a></text:p>
          </table:table-cell>
        </table:table-row>
        <table:table-row>
          <table:table-cell table:style-name="Table1.A1" office:value-type="string">
            <text:p text:style-name="P2"><text:span text:style-name="T2">Bayesian</text:span><text:span text:style-name="T2"> </text:span><text:span text:style-name="T2">Information</text:span><text:span text:style-name="T2"> </text:span><text:span text:style-name="T2">Criteria</text:span></text:p>
          </table:table-cell>
          <table:table-cell table:style-name="Table1.A1" office:value-type="string">
            <text:p text:style-name="P2"><text:span text:style-name="T2">Like</text:span><text:span text:style-name="T2"> </text:span><text:span text:style-name="T2">the</text:span><text:span text:style-name="T2"> </text:span><text:span text:style-name="T2">AIC</text:span><text:span text:style-name="T2">, </text:span><text:span text:style-name="T2">a</text:span><text:span text:style-name="T2"> </text:span><text:span text:style-name="T2">statistical</text:span><text:span text:style-name="T2"> </text:span><text:span text:style-name="T2">method</text:span><text:span text:style-name="T2"> </text:span><text:span text:style-name="T2">for</text:span><text:span text:style-name="T2"> </text:span><text:span text:style-name="T2">selecting</text:span><text:span text:style-name="T2"> </text:span><text:span text:style-name="T2">which</text:span><text:span text:style-name="T2"> </text:span><text:span text:style-name="T2">of</text:span><text:span text:style-name="T2"> </text:span><text:span text:style-name="T2">multiple</text:span><text:span text:style-name="T2"> </text:span><text:span text:style-name="T2">models</text:span><text:span text:style-name="T2"> </text:span><text:span text:style-name="T2">best</text:span><text:span text:style-name="T2"> </text:span><text:span text:style-name="T2">fits</text:span><text:span text:style-name="T2"> </text:span><text:span text:style-name="T2">the</text:span><text:span text:style-name="T2"> </text:span><text:span text:style-name="T2">data</text:span><text:span text:style-name="T2">; </text:span><text:span text:style-name="T2">it</text:span><text:span text:style-name="T2"> </text:span><text:span text:style-name="T2">weighs</text:span><text:span text:style-name="T2"> </text:span><text:span text:style-name="T2">the</text:span><text:span text:style-name="T2"> </text:span><text:span text:style-name="T2">relative</text:span><text:span text:style-name="T2"> </text:span><text:span text:style-name="T2">complexity</text:span><text:span text:style-name="T2"> </text:span><text:span text:style-name="T2">of</text:span><text:span text:style-name="T2"> </text:span><text:span text:style-name="T2">each</text:span><text:span text:style-name="T2"> </text:span><text:span text:style-name="T2">model</text:span><text:span text:style-name="T2"> </text:span><text:span text:style-name="T2">more</text:span><text:span text:style-name="T2"> </text:span><text:span text:style-name="T2">harshly</text:span><text:span text:style-name="T2"> </text:span><text:span text:style-name="T2">than</text:span><text:span text:style-name="T2"> </text:span><text:span text:style-name="T2">AIC</text:span><text:span text:style-name="T2">.</text:span></text:p>
          </table:table-cell>
        </table:table-row>
        <table:table-row>
          <table:table-cell table:style-name="Table1.A1" office:value-type="string">
            <text:p text:style-name="P4">BIC</text:p>
          </table:table-cell>
          <table:table-cell table:style-name="Table1.A1" office:value-type="string">
            <text:p text:style-name="P2"><text:span text:style-name="T2">See</text:span><text:span text:style-name="T2"> </text:span><text:span text:style-name="T2">Bayesian</text:span><text:span text:style-name="T2"> </text:span><text:span text:style-name="T2">Information</text:span><text:span text:style-name="T2"> </text:span><text:span text:style-name="T2">Criteria</text:span><text:span text:style-name="T2">.</text:span></text:p>
          </table:table-cell>
        </table:table-row>
        <text:soft-page-break/>
        <table:table-row>
          <table:table-cell table:style-name="Table1.A1" office:value-type="string">
            <text:p text:style-name="P4">Binned</text:p>
          </table:table-cell>
          <table:table-cell table:style-name="Table1.A1" office:value-type="string">
            <text:p text:style-name="P2"><text:span text:style-name="T2">Data that is grouped by a certain range of values, for example grouping variable star observations in increments of 5 Julian days. See </text:span><text:a xlink:type="simple" xlink:href="http://pic.dhe.ibm.com/infocenter/spssstat/v20r0m0/index.jsp?topic=%2Fcom.ibm.spss.statistics.help%2Fidh_webhelp_scatter_options_palette.htm" text:style-name="Internet_20_link" text:visited-style-name="Visited_20_Internet_20_Link">http</text:a><text:a xlink:type="simple" xlink:href="http://pic.dhe.ibm.com/infocenter/spssstat/v20r0m0/index.jsp?topic=%2Fcom.ibm.spss.statistics.help%2Fidh_webhelp_scatter_options_palette.htm" text:style-name="Internet_20_link" text:visited-style-name="Visited_20_Internet_20_Link">://</text:a><text:a xlink:type="simple" xlink:href="http://pic.dhe.ibm.com/infocenter/spssstat/v20r0m0/index.jsp?topic=%2Fcom.ibm.spss.statistics.help%2Fidh_webhelp_scatter_options_palette.htm" text:style-name="Internet_20_link" text:visited-style-name="Visited_20_Internet_20_Link">pic</text:a><text:a xlink:type="simple" xlink:href="http://pic.dhe.ibm.com/infocenter/spssstat/v20r0m0/index.jsp?topic=%2Fcom.ibm.spss.statistics.help%2Fidh_webhelp_scatter_options_palette.htm" text:style-name="Internet_20_link" text:visited-style-name="Visited_20_Internet_20_Link">.</text:a><text:a xlink:type="simple" xlink:href="http://pic.dhe.ibm.com/infocenter/spssstat/v20r0m0/index.jsp?topic=%2Fcom.ibm.spss.statistics.help%2Fidh_webhelp_scatter_options_palette.htm" text:style-name="Internet_20_link" text:visited-style-name="Visited_20_Internet_20_Link">dhe</text:a><text:a xlink:type="simple" xlink:href="http://pic.dhe.ibm.com/infocenter/spssstat/v20r0m0/index.jsp?topic=%2Fcom.ibm.spss.statistics.help%2Fidh_webhelp_scatter_options_palette.htm" text:style-name="Internet_20_link" text:visited-style-name="Visited_20_Internet_20_Link">.</text:a><text:a xlink:type="simple" xlink:href="http://pic.dhe.ibm.com/infocenter/spssstat/v20r0m0/index.jsp?topic=%2Fcom.ibm.spss.statistics.help%2Fidh_webhelp_scatter_options_palette.htm" text:style-name="Internet_20_link" text:visited-style-name="Visited_20_Internet_20_Link">ibm</text:a><text:a xlink:type="simple" xlink:href="http://pic.dhe.ibm.com/infocenter/spssstat/v20r0m0/index.jsp?topic=%2Fcom.ibm.spss.statistics.help%2Fidh_webhelp_scatter_options_palette.htm" text:style-name="Internet_20_link" text:visited-style-name="Visited_20_Internet_20_Link">.</text:a><text:a xlink:type="simple" xlink:href="http://pic.dhe.ibm.com/infocenter/spssstat/v20r0m0/index.jsp?topic=%2Fcom.ibm.spss.statistics.help%2Fidh_webhelp_scatter_options_palette.htm" text:style-name="Internet_20_link" text:visited-style-name="Visited_20_Internet_20_Link">com</text:a><text:a xlink:type="simple" xlink:href="http://pic.dhe.ibm.com/infocenter/spssstat/v20r0m0/index.jsp?topic=%2Fcom.ibm.spss.statistics.help%2Fidh_webhelp_scatter_options_palette.htm" text:style-name="Internet_20_link" text:visited-style-name="Visited_20_Internet_20_Link">/</text:a><text:a xlink:type="simple" xlink:href="http://pic.dhe.ibm.com/infocenter/spssstat/v20r0m0/index.jsp?topic=%2Fcom.ibm.spss.statistics.help%2Fidh_webhelp_scatter_options_palette.htm" text:style-name="Internet_20_link" text:visited-style-name="Visited_20_Internet_20_Link">infocenter</text:a><text:a xlink:type="simple" xlink:href="http://pic.dhe.ibm.com/infocenter/spssstat/v20r0m0/index.jsp?topic=%2Fcom.ibm.spss.statistics.help%2Fidh_webhelp_scatter_options_palette.htm" text:style-name="Internet_20_link" text:visited-style-name="Visited_20_Internet_20_Link">/</text:a><text:a xlink:type="simple" xlink:href="http://pic.dhe.ibm.com/infocenter/spssstat/v20r0m0/index.jsp?topic=%2Fcom.ibm.spss.statistics.help%2Fidh_webhelp_scatter_options_palette.htm" text:style-name="Internet_20_link" text:visited-style-name="Visited_20_Internet_20_Link">spssstat</text:a><text:a xlink:type="simple" xlink:href="http://pic.dhe.ibm.com/infocenter/spssstat/v20r0m0/index.jsp?topic=%2Fcom.ibm.spss.statistics.help%2Fidh_webhelp_scatter_options_palette.htm" text:style-name="Internet_20_link" text:visited-style-name="Visited_20_Internet_20_Link">/</text:a><text:a xlink:type="simple" xlink:href="http://pic.dhe.ibm.com/infocenter/spssstat/v20r0m0/index.jsp?topic=%2Fcom.ibm.spss.statistics.help%2Fidh_webhelp_scatter_options_palette.htm" text:style-name="Internet_20_link" text:visited-style-name="Visited_20_Internet_20_Link">v</text:a><text:a xlink:type="simple" xlink:href="http://pic.dhe.ibm.com/infocenter/spssstat/v20r0m0/index.jsp?topic=%2Fcom.ibm.spss.statistics.help%2Fidh_webhelp_scatter_options_palette.htm" text:style-name="Internet_20_link" text:visited-style-name="Visited_20_Internet_20_Link">20</text:a><text:a xlink:type="simple" xlink:href="http://pic.dhe.ibm.com/infocenter/spssstat/v20r0m0/index.jsp?topic=%2Fcom.ibm.spss.statistics.help%2Fidh_webhelp_scatter_options_palette.htm" text:style-name="Internet_20_link" text:visited-style-name="Visited_20_Internet_20_Link">r</text:a><text:a xlink:type="simple" xlink:href="http://pic.dhe.ibm.com/infocenter/spssstat/v20r0m0/index.jsp?topic=%2Fcom.ibm.spss.statistics.help%2Fidh_webhelp_scatter_options_palette.htm" text:style-name="Internet_20_link" text:visited-style-name="Visited_20_Internet_20_Link">0</text:a><text:a xlink:type="simple" xlink:href="http://pic.dhe.ibm.com/infocenter/spssstat/v20r0m0/index.jsp?topic=%2Fcom.ibm.spss.statistics.help%2Fidh_webhelp_scatter_options_palette.htm" text:style-name="Internet_20_link" text:visited-style-name="Visited_20_Internet_20_Link">m</text:a><text:a xlink:type="simple" xlink:href="http://pic.dhe.ibm.com/infocenter/spssstat/v20r0m0/index.jsp?topic=%2Fcom.ibm.spss.statistics.help%2Fidh_webhelp_scatter_options_palette.htm" text:style-name="Internet_20_link" text:visited-style-name="Visited_20_Internet_20_Link">0/</text:a><text:a xlink:type="simple" xlink:href="http://pic.dhe.ibm.com/infocenter/spssstat/v20r0m0/index.jsp?topic=%2Fcom.ibm.spss.statistics.help%2Fidh_webhelp_scatter_options_palette.htm" text:style-name="Internet_20_link" text:visited-style-name="Visited_20_Internet_20_Link">index</text:a><text:a xlink:type="simple" xlink:href="http://pic.dhe.ibm.com/infocenter/spssstat/v20r0m0/index.jsp?topic=%2Fcom.ibm.spss.statistics.help%2Fidh_webhelp_scatter_options_palette.htm" text:style-name="Internet_20_link" text:visited-style-name="Visited_20_Internet_20_Link">.</text:a><text:a xlink:type="simple" xlink:href="http://pic.dhe.ibm.com/infocenter/spssstat/v20r0m0/index.jsp?topic=%2Fcom.ibm.spss.statistics.help%2Fidh_webhelp_scatter_options_palette.htm" text:style-name="Internet_20_link" text:visited-style-name="Visited_20_Internet_20_Link">jsp</text:a><text:a xlink:type="simple" xlink:href="http://pic.dhe.ibm.com/infocenter/spssstat/v20r0m0/index.jsp?topic=%2Fcom.ibm.spss.statistics.help%2Fidh_webhelp_scatter_options_palette.htm" text:style-name="Internet_20_link" text:visited-style-name="Visited_20_Internet_20_Link">?</text:a><text:a xlink:type="simple" xlink:href="http://pic.dhe.ibm.com/infocenter/spssstat/v20r0m0/index.jsp?topic=%2Fcom.ibm.spss.statistics.help%2Fidh_webhelp_scatter_options_palette.htm" text:style-name="Internet_20_link" text:visited-style-name="Visited_20_Internet_20_Link">topic</text:a><text:a xlink:type="simple" xlink:href="http://pic.dhe.ibm.com/infocenter/spssstat/v20r0m0/index.jsp?topic=%2Fcom.ibm.spss.statistics.help%2Fidh_webhelp_scatter_options_palette.htm" text:style-name="Internet_20_link" text:visited-style-name="Visited_20_Internet_20_Link">=%2</text:a><text:a xlink:type="simple" xlink:href="http://pic.dhe.ibm.com/infocenter/spssstat/v20r0m0/index.jsp?topic=%2Fcom.ibm.spss.statistics.help%2Fidh_webhelp_scatter_options_palette.htm" text:style-name="Internet_20_link" text:visited-style-name="Visited_20_Internet_20_Link">Fcom</text:a><text:a xlink:type="simple" xlink:href="http://pic.dhe.ibm.com/infocenter/spssstat/v20r0m0/index.jsp?topic=%2Fcom.ibm.spss.statistics.help%2Fidh_webhelp_scatter_options_palette.htm" text:style-name="Internet_20_link" text:visited-style-name="Visited_20_Internet_20_Link">.</text:a><text:a xlink:type="simple" xlink:href="http://pic.dhe.ibm.com/infocenter/spssstat/v20r0m0/index.jsp?topic=%2Fcom.ibm.spss.statistics.help%2Fidh_webhelp_scatter_options_palette.htm" text:style-name="Internet_20_link" text:visited-style-name="Visited_20_Internet_20_Link">ibm</text:a><text:a xlink:type="simple" xlink:href="http://pic.dhe.ibm.com/infocenter/spssstat/v20r0m0/index.jsp?topic=%2Fcom.ibm.spss.statistics.help%2Fidh_webhelp_scatter_options_palette.htm" text:style-name="Internet_20_link" text:visited-style-name="Visited_20_Internet_20_Link">.</text:a><text:a xlink:type="simple" xlink:href="http://pic.dhe.ibm.com/infocenter/spssstat/v20r0m0/index.jsp?topic=%2Fcom.ibm.spss.statistics.help%2Fidh_webhelp_scatter_options_palette.htm" text:style-name="Internet_20_link" text:visited-style-name="Visited_20_Internet_20_Link">spss</text:a><text:a xlink:type="simple" xlink:href="http://pic.dhe.ibm.com/infocenter/spssstat/v20r0m0/index.jsp?topic=%2Fcom.ibm.spss.statistics.help%2Fidh_webhelp_scatter_options_palette.htm" text:style-name="Internet_20_link" text:visited-style-name="Visited_20_Internet_20_Link">.</text:a><text:a xlink:type="simple" xlink:href="http://pic.dhe.ibm.com/infocenter/spssstat/v20r0m0/index.jsp?topic=%2Fcom.ibm.spss.statistics.help%2Fidh_webhelp_scatter_options_palette.htm" text:style-name="Internet_20_link" text:visited-style-name="Visited_20_Internet_20_Link">statistics</text:a><text:a xlink:type="simple" xlink:href="http://pic.dhe.ibm.com/infocenter/spssstat/v20r0m0/index.jsp?topic=%2Fcom.ibm.spss.statistics.help%2Fidh_webhelp_scatter_options_palette.htm" text:style-name="Internet_20_link" text:visited-style-name="Visited_20_Internet_20_Link">.</text:a><text:a xlink:type="simple" xlink:href="http://pic.dhe.ibm.com/infocenter/spssstat/v20r0m0/index.jsp?topic=%2Fcom.ibm.spss.statistics.help%2Fidh_webhelp_scatter_options_palette.htm" text:style-name="Internet_20_link" text:visited-style-name="Visited_20_Internet_20_Link">help</text:a><text:a xlink:type="simple" xlink:href="http://pic.dhe.ibm.com/infocenter/spssstat/v20r0m0/index.jsp?topic=%2Fcom.ibm.spss.statistics.help%2Fidh_webhelp_scatter_options_palette.htm" text:style-name="Internet_20_link" text:visited-style-name="Visited_20_Internet_20_Link">%2</text:a><text:a xlink:type="simple" xlink:href="http://pic.dhe.ibm.com/infocenter/spssstat/v20r0m0/index.jsp?topic=%2Fcom.ibm.spss.statistics.help%2Fidh_webhelp_scatter_options_palette.htm" text:style-name="Internet_20_link" text:visited-style-name="Visited_20_Internet_20_Link">Fidh</text:a><text:a xlink:type="simple" xlink:href="http://pic.dhe.ibm.com/infocenter/spssstat/v20r0m0/index.jsp?topic=%2Fcom.ibm.spss.statistics.help%2Fidh_webhelp_scatter_options_palette.htm" text:style-name="Internet_20_link" text:visited-style-name="Visited_20_Internet_20_Link">_</text:a><text:a xlink:type="simple" xlink:href="http://pic.dhe.ibm.com/infocenter/spssstat/v20r0m0/index.jsp?topic=%2Fcom.ibm.spss.statistics.help%2Fidh_webhelp_scatter_options_palette.htm" text:style-name="Internet_20_link" text:visited-style-name="Visited_20_Internet_20_Link">webhelp</text:a><text:a xlink:type="simple" xlink:href="http://pic.dhe.ibm.com/infocenter/spssstat/v20r0m0/index.jsp?topic=%2Fcom.ibm.spss.statistics.help%2Fidh_webhelp_scatter_options_palette.htm" text:style-name="Internet_20_link" text:visited-style-name="Visited_20_Internet_20_Link">_</text:a><text:a xlink:type="simple" xlink:href="http://pic.dhe.ibm.com/infocenter/spssstat/v20r0m0/index.jsp?topic=%2Fcom.ibm.spss.statistics.help%2Fidh_webhelp_scatter_options_palette.htm" text:style-name="Internet_20_link" text:visited-style-name="Visited_20_Internet_20_Link">scatter</text:a><text:a xlink:type="simple" xlink:href="http://pic.dhe.ibm.com/infocenter/spssstat/v20r0m0/index.jsp?topic=%2Fcom.ibm.spss.statistics.help%2Fidh_webhelp_scatter_options_palette.htm" text:style-name="Internet_20_link" text:visited-style-name="Visited_20_Internet_20_Link">_</text:a><text:a xlink:type="simple" xlink:href="http://pic.dhe.ibm.com/infocenter/spssstat/v20r0m0/index.jsp?topic=%2Fcom.ibm.spss.statistics.help%2Fidh_webhelp_scatter_options_palette.htm" text:style-name="Internet_20_link" text:visited-style-name="Visited_20_Internet_20_Link">options</text:a><text:a xlink:type="simple" xlink:href="http://pic.dhe.ibm.com/infocenter/spssstat/v20r0m0/index.jsp?topic=%2Fcom.ibm.spss.statistics.help%2Fidh_webhelp_scatter_options_palette.htm" text:style-name="Internet_20_link" text:visited-style-name="Visited_20_Internet_20_Link">_</text:a><text:a xlink:type="simple" xlink:href="http://pic.dhe.ibm.com/infocenter/spssstat/v20r0m0/index.jsp?topic=%2Fcom.ibm.spss.statistics.help%2Fidh_webhelp_scatter_options_palette.htm" text:style-name="Internet_20_link" text:visited-style-name="Visited_20_Internet_20_Link">palette</text:a><text:a xlink:type="simple" xlink:href="http://pic.dhe.ibm.com/infocenter/spssstat/v20r0m0/index.jsp?topic=%2Fcom.ibm.spss.statistics.help%2Fidh_webhelp_scatter_options_palette.htm" text:style-name="Internet_20_link" text:visited-style-name="Visited_20_Internet_20_Link">.</text:a><text:a xlink:type="simple" xlink:href="http://pic.dhe.ibm.com/infocenter/spssstat/v20r0m0/index.jsp?topic=%2Fcom.ibm.spss.statistics.help%2Fidh_webhelp_scatter_options_palette.htm" text:style-name="Internet_20_link" text:visited-style-name="Visited_20_Internet_20_Link">htm</text:a></text:p>
          </table:table-cell>
        </table:table-row>
        <table:table-row>
          <table:table-cell table:style-name="Table1.A1" office:value-type="string">
            <text:p text:style-name="P2"><text:span text:style-name="T2">BSM</text:span><text:span text:style-name="T2"> </text:span><text:span text:style-name="T2">Epoch</text:span><text:span text:style-name="T2"> </text:span><text:span text:style-name="T2">Photometry</text:span><text:span text:style-name="T2"> </text:span><text:span text:style-name="T2">Data</text:span></text:p>
          </table:table-cell>
          <table:table-cell table:style-name="Table1.A1" office:value-type="string">
            <text:p text:style-name="P2"><text:span text:style-name="T2">Data from the Bright Star Monitor AAVSO database; currently there are 14 million photometric observations of approximately one million stars. See </text:span><text:a xlink:type="simple" xlink:href="http://www.aavso.org/bright-star-monitor-epoch-photometry-database" text:style-name="Internet_20_link" text:visited-style-name="Visited_20_Internet_20_Link">http</text:a><text:a xlink:type="simple" xlink:href="http://www.aavso.org/bright-star-monitor-epoch-photometry-database" text:style-name="Internet_20_link" text:visited-style-name="Visited_20_Internet_20_Link">://</text:a><text:a xlink:type="simple" xlink:href="http://www.aavso.org/bright-star-monitor-epoch-photometry-database" text:style-name="Internet_20_link" text:visited-style-name="Visited_20_Internet_20_Link">www</text:a><text:a xlink:type="simple" xlink:href="http://www.aavso.org/bright-star-monitor-epoch-photometry-database" text:style-name="Internet_20_link" text:visited-style-name="Visited_20_Internet_20_Link">.</text:a><text:a xlink:type="simple" xlink:href="http://www.aavso.org/bright-star-monitor-epoch-photometry-database" text:style-name="Internet_20_link" text:visited-style-name="Visited_20_Internet_20_Link">aavso</text:a><text:a xlink:type="simple" xlink:href="http://www.aavso.org/bright-star-monitor-epoch-photometry-database" text:style-name="Internet_20_link" text:visited-style-name="Visited_20_Internet_20_Link">.</text:a><text:a xlink:type="simple" xlink:href="http://www.aavso.org/bright-star-monitor-epoch-photometry-database" text:style-name="Internet_20_link" text:visited-style-name="Visited_20_Internet_20_Link">org</text:a><text:a xlink:type="simple" xlink:href="http://www.aavso.org/bright-star-monitor-epoch-photometry-database" text:style-name="Internet_20_link" text:visited-style-name="Visited_20_Internet_20_Link">/</text:a><text:a xlink:type="simple" xlink:href="http://www.aavso.org/bright-star-monitor-epoch-photometry-database" text:style-name="Internet_20_link" text:visited-style-name="Visited_20_Internet_20_Link">bright</text:a><text:a xlink:type="simple" xlink:href="http://www.aavso.org/bright-star-monitor-epoch-photometry-database" text:style-name="Internet_20_link" text:visited-style-name="Visited_20_Internet_20_Link">-</text:a><text:a xlink:type="simple" xlink:href="http://www.aavso.org/bright-star-monitor-epoch-photometry-database" text:style-name="Internet_20_link" text:visited-style-name="Visited_20_Internet_20_Link">star</text:a><text:a xlink:type="simple" xlink:href="http://www.aavso.org/bright-star-monitor-epoch-photometry-database" text:style-name="Internet_20_link" text:visited-style-name="Visited_20_Internet_20_Link">-</text:a><text:a xlink:type="simple" xlink:href="http://www.aavso.org/bright-star-monitor-epoch-photometry-database" text:style-name="Internet_20_link" text:visited-style-name="Visited_20_Internet_20_Link">monitor</text:a><text:a xlink:type="simple" xlink:href="http://www.aavso.org/bright-star-monitor-epoch-photometry-database" text:style-name="Internet_20_link" text:visited-style-name="Visited_20_Internet_20_Link">-</text:a><text:a xlink:type="simple" xlink:href="http://www.aavso.org/bright-star-monitor-epoch-photometry-database" text:style-name="Internet_20_link" text:visited-style-name="Visited_20_Internet_20_Link">epoch</text:a><text:a xlink:type="simple" xlink:href="http://www.aavso.org/bright-star-monitor-epoch-photometry-database" text:style-name="Internet_20_link" text:visited-style-name="Visited_20_Internet_20_Link">-</text:a><text:a xlink:type="simple" xlink:href="http://www.aavso.org/bright-star-monitor-epoch-photometry-database" text:style-name="Internet_20_link" text:visited-style-name="Visited_20_Internet_20_Link">photometry</text:a><text:a xlink:type="simple" xlink:href="http://www.aavso.org/bright-star-monitor-epoch-photometry-database" text:style-name="Internet_20_link" text:visited-style-name="Visited_20_Internet_20_Link">-</text:a><text:a xlink:type="simple" xlink:href="http://www.aavso.org/bright-star-monitor-epoch-photometry-database" text:style-name="Internet_20_link" text:visited-style-name="Visited_20_Internet_20_Link">database</text:a></text:p>
          </table:table-cell>
        </table:table-row>
        <table:table-row>
          <table:table-cell table:style-name="Table1.A1" office:value-type="string">
            <text:p text:style-name="P2"><text:span text:style-name="T2">Catalina</text:span><text:span text:style-name="T2"> </text:span><text:span text:style-name="T2">Sky</text:span><text:span text:style-name="T2"> </text:span><text:span text:style-name="T2">Survey</text:span></text:p>
          </table:table-cell>
          <table:table-cell table:style-name="Table1.A1" office:value-type="string">
            <text:p text:style-name="P2"><text:span text:style-name="T2">An automated telescope survey of Near Earth Objects. See </text:span><text:a xlink:type="simple" xlink:href="http://www.lpl.arizona.edu/css/" text:style-name="Internet_20_link" text:visited-style-name="Visited_20_Internet_20_Link">http</text:a><text:a xlink:type="simple" xlink:href="http://www.lpl.arizona.edu/css/" text:style-name="Internet_20_link" text:visited-style-name="Visited_20_Internet_20_Link">://</text:a><text:a xlink:type="simple" xlink:href="http://www.lpl.arizona.edu/css/" text:style-name="Internet_20_link" text:visited-style-name="Visited_20_Internet_20_Link">www</text:a><text:a xlink:type="simple" xlink:href="http://www.lpl.arizona.edu/css/" text:style-name="Internet_20_link" text:visited-style-name="Visited_20_Internet_20_Link">.</text:a><text:a xlink:type="simple" xlink:href="http://www.lpl.arizona.edu/css/" text:style-name="Internet_20_link" text:visited-style-name="Visited_20_Internet_20_Link">lpl</text:a><text:a xlink:type="simple" xlink:href="http://www.lpl.arizona.edu/css/" text:style-name="Internet_20_link" text:visited-style-name="Visited_20_Internet_20_Link">.</text:a><text:a xlink:type="simple" xlink:href="http://www.lpl.arizona.edu/css/" text:style-name="Internet_20_link" text:visited-style-name="Visited_20_Internet_20_Link">arizona</text:a><text:a xlink:type="simple" xlink:href="http://www.lpl.arizona.edu/css/" text:style-name="Internet_20_link" text:visited-style-name="Visited_20_Internet_20_Link">.</text:a><text:a xlink:type="simple" xlink:href="http://www.lpl.arizona.edu/css/" text:style-name="Internet_20_link" text:visited-style-name="Visited_20_Internet_20_Link">edu</text:a><text:a xlink:type="simple" xlink:href="http://www.lpl.arizona.edu/css/" text:style-name="Internet_20_link" text:visited-style-name="Visited_20_Internet_20_Link">/</text:a><text:a xlink:type="simple" xlink:href="http://www.lpl.arizona.edu/css/" text:style-name="Internet_20_link" text:visited-style-name="Visited_20_Internet_20_Link">css</text:a><text:a xlink:type="simple" xlink:href="http://www.lpl.arizona.edu/css/" text:style-name="Internet_20_link" text:visited-style-name="Visited_20_Internet_20_Link">/</text:a><text:span text:style-name="T2"> Transient phenomenon of many types (such as variable star outbursts) are also surveyed. See </text:span><text:a xlink:type="simple" xlink:href="http://crts.caltech.edu/" text:style-name="Internet_20_link" text:visited-style-name="Visited_20_Internet_20_Link">http</text:a><text:a xlink:type="simple" xlink:href="http://crts.caltech.edu/" text:style-name="Internet_20_link" text:visited-style-name="Visited_20_Internet_20_Link">://</text:a><text:a xlink:type="simple" xlink:href="http://crts.caltech.edu/" text:style-name="Internet_20_link" text:visited-style-name="Visited_20_Internet_20_Link">crts</text:a><text:a xlink:type="simple" xlink:href="http://crts.caltech.edu/" text:style-name="Internet_20_link" text:visited-style-name="Visited_20_Internet_20_Link">.</text:a><text:a xlink:type="simple" xlink:href="http://crts.caltech.edu/" text:style-name="Internet_20_link" text:visited-style-name="Visited_20_Internet_20_Link">caltech</text:a><text:a xlink:type="simple" xlink:href="http://crts.caltech.edu/" text:style-name="Internet_20_link" text:visited-style-name="Visited_20_Internet_20_Link">.</text:a><text:a xlink:type="simple" xlink:href="http://crts.caltech.edu/" text:style-name="Internet_20_link" text:visited-style-name="Visited_20_Internet_20_Link">edu</text:a><text:a xlink:type="simple" xlink:href="http://crts.caltech.edu/" text:style-name="Internet_20_link" text:visited-style-name="Visited_20_Internet_20_Link">/</text:a></text:p>
          </table:table-cell>
        </table:table-row>
        <table:table-row>
          <table:table-cell table:style-name="Table1.A1" office:value-type="string">
            <text:p text:style-name="P4">CLEANest</text:p>
          </table:table-cell>
          <table:table-cell table:style-name="Table1.A1" office:value-type="string">
            <text:p text:style-name="P2"><text:span text:style-name="T2">A</text:span><text:span text:style-name="T2"> </text:span><text:span text:style-name="T2">method</text:span><text:span text:style-name="T2"> </text:span><text:span text:style-name="T2">of</text:span><text:span text:style-name="T2"> </text:span><text:span text:style-name="T2">refining</text:span><text:span text:style-name="T2"> </text:span><text:span text:style-name="T2">multiple</text:span><text:span text:style-name="T2"> </text:span><text:span text:style-name="T2">periods</text:span><text:span text:style-name="T2"> </text:span><text:span text:style-name="T2">in</text:span><text:span text:style-name="T2"> </text:span><text:span text:style-name="T2">variable</text:span><text:span text:style-name="T2"> </text:span><text:span text:style-name="T2">star</text:span><text:span text:style-name="T2"> </text:span><text:span text:style-name="T2">data</text:span><text:span text:style-name="T2"> </text:span><text:span text:style-name="T2">simultaneously</text:span><text:span text:style-name="T2">. </text:span><text:span text:style-name="T2">In</text:span><text:span text:style-name="T2"> </text:span><text:span text:style-name="T2">VStar</text:span><text:span text:style-name="T2">, </text:span><text:span text:style-name="T2">this</text:span><text:span text:style-name="T2"> </text:span><text:span text:style-name="T2">can</text:span><text:span text:style-name="T2"> </text:span><text:span text:style-name="T2">be</text:span><text:span text:style-name="T2"> </text:span><text:span text:style-name="T2">applied</text:span><text:span text:style-name="T2"> </text:span><text:span text:style-name="T2">to</text:span><text:span text:style-name="T2"> </text:span><text:span text:style-name="T2">a</text:span><text:span text:style-name="T2"> </text:span><text:span text:style-name="T2">period</text:span><text:span text:style-name="T2"> </text:span><text:span text:style-name="T2">analysis</text:span><text:span text:style-name="T2"> (</text:span><text:span text:style-name="T2">DCDFT</text:span><text:span text:style-name="T2">) </text:span><text:span text:style-name="T2">result</text:span><text:span text:style-name="T2">.</text:span></text:p>
          </table:table-cell>
        </table:table-row>
        <table:table-row>
          <table:table-cell table:style-name="Table1.A1" office:value-type="string">
            <text:p text:style-name="P2"><text:span text:style-name="T2">Comparison</text:span><text:span text:style-name="T2"> </text:span><text:span text:style-name="T2">Star</text:span></text:p>
          </table:table-cell>
          <table:table-cell table:style-name="Table1.A1" office:value-type="string">
            <text:p text:style-name="P2"><text:span text:style-name="T2">A</text:span><text:span text:style-name="T2"> </text:span><text:span text:style-name="T2">star</text:span><text:span text:style-name="T2"> </text:span><text:span text:style-name="T2">of</text:span><text:span text:style-name="T2"> </text:span><text:span text:style-name="T2">known</text:span><text:span text:style-name="T2">, </text:span><text:span text:style-name="T2">constant</text:span><text:span text:style-name="T2"> </text:span><text:span text:style-name="T2">magnitude</text:span><text:span text:style-name="T2"> </text:span><text:span text:style-name="T2">that</text:span><text:span text:style-name="T2"> </text:span><text:span text:style-name="T2">a</text:span><text:span text:style-name="T2"> </text:span><text:span text:style-name="T2">nearly</text:span><text:span text:style-name="T2"> </text:span><text:span text:style-name="T2">variable</text:span><text:span text:style-name="T2"> </text:span><text:span text:style-name="T2">star</text:span><text:span text:style-name="T2"> </text:span><text:span text:style-name="T2">is</text:span><text:span text:style-name="T2"> </text:span><text:span text:style-name="T2">compared</text:span><text:span text:style-name="T2"> </text:span><text:span text:style-name="T2">to</text:span><text:span text:style-name="T2"> </text:span><text:span text:style-name="T2">in</text:span><text:span text:style-name="T2"> </text:span><text:span text:style-name="T2">order</text:span><text:span text:style-name="T2"> </text:span><text:span text:style-name="T2">to</text:span><text:span text:style-name="T2"> </text:span><text:span text:style-name="T2">estimate</text:span><text:span text:style-name="T2"> </text:span><text:span text:style-name="T2">the</text:span><text:span text:style-name="T2"> </text:span><text:span text:style-name="T2">variable</text:span><text:span text:style-name="T2">’</text:span><text:span text:style-name="T2">s</text:span><text:span text:style-name="T2"> </text:span><text:span text:style-name="T2">apparent</text:span><text:span text:style-name="T2"> </text:span><text:span text:style-name="T2">brightness</text:span><text:span text:style-name="T2">.</text:span></text:p>
          </table:table-cell>
        </table:table-row>
        <table:table-row>
          <table:table-cell table:style-name="Table1.A1" office:value-type="string">
            <text:p text:style-name="P2"><text:span text:style-name="T2">Confidence</text:span><text:span text:style-name="T2"> </text:span><text:span text:style-name="T2">Level</text:span></text:p>
          </table:table-cell>
          <table:table-cell table:style-name="Table1.A1" office:value-type="string">
            <text:p text:style-name="P2"><text:span text:style-name="T2">The</text:span><text:span text:style-name="T2"> </text:span><text:span text:style-name="T2">range</text:span><text:span text:style-name="T2"> </text:span><text:span text:style-name="T2">of</text:span><text:span text:style-name="T2"> </text:span><text:span text:style-name="T2">values</text:span><text:span text:style-name="T2"> </text:span><text:span text:style-name="T2">for</text:span><text:span text:style-name="T2"> </text:span><text:span text:style-name="T2">a</text:span><text:span text:style-name="T2"> </text:span><text:span text:style-name="T2">mathematical</text:span><text:span text:style-name="T2"> </text:span><text:span text:style-name="T2">variable</text:span><text:span text:style-name="T2"> </text:span><text:span text:style-name="T2">for</text:span><text:span text:style-name="T2"> </text:span><text:span text:style-name="T2">which</text:span><text:span text:style-name="T2"> </text:span><text:span text:style-name="T2">there</text:span><text:span text:style-name="T2"> </text:span><text:span text:style-name="T2">is</text:span><text:span text:style-name="T2"> </text:span><text:span text:style-name="T2">high</text:span><text:span text:style-name="T2"> </text:span><text:span text:style-name="T2">confidence</text:span><text:span text:style-name="T2"> (</text:span><text:span text:style-name="T2">usually</text:span><text:span text:style-name="T2"> 95%) </text:span><text:span text:style-name="T2">that</text:span><text:span text:style-name="T2"> </text:span><text:span text:style-name="T2">the</text:span><text:span text:style-name="T2"> </text:span><text:span text:style-name="T2">actual</text:span><text:span text:style-name="T2"> </text:span><text:span text:style-name="T2">value</text:span><text:span text:style-name="T2"> </text:span><text:span text:style-name="T2">lies</text:span><text:span text:style-name="T2"> </text:span><text:span text:style-name="T2">within</text:span><text:span text:style-name="T2"> </text:span><text:span text:style-name="T2">that</text:span><text:span text:style-name="T2"> </text:span><text:span text:style-name="T2">range</text:span><text:span text:style-name="T2">.</text:span></text:p>
          </table:table-cell>
        </table:table-row>
        <table:table-row>
          <table:table-cell table:style-name="Table1.A1" office:value-type="string">
            <text:p text:style-name="P4">Cousins</text:p>
          </table:table-cell>
          <table:table-cell table:style-name="Table1.A1" office:value-type="string">
            <text:p text:style-name="P2"><text:span text:style-name="T2">A standard set of photometric filters. See </text:span><text:a xlink:type="simple" xlink:href="http://www.company7.com/library/optec/filter_monograph.pdf" text:style-name="Internet_20_link" text:visited-style-name="Visited_20_Internet_20_Link">http</text:a><text:a xlink:type="simple" xlink:href="http://www.company7.com/library/optec/filter_monograph.pdf" text:style-name="Internet_20_link" text:visited-style-name="Visited_20_Internet_20_Link">://</text:a><text:a xlink:type="simple" xlink:href="http://www.company7.com/library/optec/filter_monograph.pdf" text:style-name="Internet_20_link" text:visited-style-name="Visited_20_Internet_20_Link">www</text:a><text:a xlink:type="simple" xlink:href="http://www.company7.com/library/optec/filter_monograph.pdf" text:style-name="Internet_20_link" text:visited-style-name="Visited_20_Internet_20_Link">.</text:a><text:a xlink:type="simple" xlink:href="http://www.company7.com/library/optec/filter_monograph.pdf" text:style-name="Internet_20_link" text:visited-style-name="Visited_20_Internet_20_Link">company</text:a><text:a xlink:type="simple" xlink:href="http://www.company7.com/library/optec/filter_monograph.pdf" text:style-name="Internet_20_link" text:visited-style-name="Visited_20_Internet_20_Link">7.</text:a><text:a xlink:type="simple" xlink:href="http://www.company7.com/library/optec/filter_monograph.pdf" text:style-name="Internet_20_link" text:visited-style-name="Visited_20_Internet_20_Link">com</text:a><text:a xlink:type="simple" xlink:href="http://www.company7.com/library/optec/filter_monograph.pdf" text:style-name="Internet_20_link" text:visited-style-name="Visited_20_Internet_20_Link">/</text:a><text:a xlink:type="simple" xlink:href="http://www.company7.com/library/optec/filter_monograph.pdf" text:style-name="Internet_20_link" text:visited-style-name="Visited_20_Internet_20_Link">library</text:a><text:a xlink:type="simple" xlink:href="http://www.company7.com/library/optec/filter_monograph.pdf" text:style-name="Internet_20_link" text:visited-style-name="Visited_20_Internet_20_Link">/</text:a><text:a xlink:type="simple" xlink:href="http://www.company7.com/library/optec/filter_monograph.pdf" text:style-name="Internet_20_link" text:visited-style-name="Visited_20_Internet_20_Link">optec</text:a><text:a xlink:type="simple" xlink:href="http://www.company7.com/library/optec/filter_monograph.pdf" text:style-name="Internet_20_link" text:visited-style-name="Visited_20_Internet_20_Link">/</text:a><text:a xlink:type="simple" xlink:href="http://www.company7.com/library/optec/filter_monograph.pdf" text:style-name="Internet_20_link" text:visited-style-name="Visited_20_Internet_20_Link">filter</text:a><text:a xlink:type="simple" xlink:href="http://www.company7.com/library/optec/filter_monograph.pdf" text:style-name="Internet_20_link" text:visited-style-name="Visited_20_Internet_20_Link">_</text:a><text:a xlink:type="simple" xlink:href="http://www.company7.com/library/optec/filter_monograph.pdf" text:style-name="Internet_20_link" text:visited-style-name="Visited_20_Internet_20_Link">monograph</text:a><text:a xlink:type="simple" xlink:href="http://www.company7.com/library/optec/filter_monograph.pdf" text:style-name="Internet_20_link" text:visited-style-name="Visited_20_Internet_20_Link">.</text:a><text:a xlink:type="simple" xlink:href="http://www.company7.com/library/optec/filter_monograph.pdf" text:style-name="Internet_20_link" text:visited-style-name="Visited_20_Internet_20_Link">pdf</text:a></text:p>
          </table:table-cell>
        </table:table-row>
        <table:table-row>
          <table:table-cell table:style-name="Table1.A1" office:value-type="string">
            <text:p text:style-name="P2"><text:span text:style-name="T2">Discrepant</text:span><text:span text:style-name="T2"> </text:span><text:span text:style-name="T2">Data</text:span></text:p>
          </table:table-cell>
          <table:table-cell table:style-name="Table1.A1" office:value-type="string">
            <text:p text:style-name="P2"><text:span text:style-name="T2">A data point that appears to vary significantly (well outside of normal error bars) from the mean and/or other observations taken at the same time. The AAVSO has a tool called Zapper which can be used to flag discrepant data for further investigation. See </text:span><text:a xlink:type="simple" xlink:href="http://www.aavso.org/zapper" text:style-name="Internet_20_link" text:visited-style-name="Visited_20_Internet_20_Link">http</text:a><text:a xlink:type="simple" xlink:href="http://www.aavso.org/zapper" text:style-name="Internet_20_link" text:visited-style-name="Visited_20_Internet_20_Link">://</text:a><text:a xlink:type="simple" xlink:href="http://www.aavso.org/zapper" text:style-name="Internet_20_link" text:visited-style-name="Visited_20_Internet_20_Link">www</text:a><text:a xlink:type="simple" xlink:href="http://www.aavso.org/zapper" text:style-name="Internet_20_link" text:visited-style-name="Visited_20_Internet_20_Link">.</text:a><text:a xlink:type="simple" xlink:href="http://www.aavso.org/zapper" text:style-name="Internet_20_link" text:visited-style-name="Visited_20_Internet_20_Link">aavso</text:a><text:a xlink:type="simple" xlink:href="http://www.aavso.org/zapper" text:style-name="Internet_20_link" text:visited-style-name="Visited_20_Internet_20_Link">.</text:a><text:a xlink:type="simple" xlink:href="http://www.aavso.org/zapper" text:style-name="Internet_20_link" text:visited-style-name="Visited_20_Internet_20_Link">org</text:a><text:a xlink:type="simple" xlink:href="http://www.aavso.org/zapper" text:style-name="Internet_20_link" text:visited-style-name="Visited_20_Internet_20_Link">/</text:a><text:a xlink:type="simple" xlink:href="http://www.aavso.org/zapper" text:style-name="Internet_20_link" text:visited-style-name="Visited_20_Internet_20_Link">zapper</text:a></text:p>
          </table:table-cell>
        </table:table-row>
        <table:table-row>
          <table:table-cell table:style-name="Table1.A1" office:value-type="string">
            <text:p text:style-name="P4">Epoch</text:p>
          </table:table-cell>
          <table:table-cell table:style-name="Table1.A1" office:value-type="string">
            <text:p text:style-name="P2"><text:span text:style-name="T2">In</text:span><text:span text:style-name="T2"> </text:span><text:span text:style-name="T2">a</text:span><text:span text:style-name="T2"> </text:span><text:span text:style-name="T2">phase</text:span><text:span text:style-name="T2"> </text:span><text:span text:style-name="T2">plot</text:span><text:span text:style-name="T2">, </text:span><text:span text:style-name="T2">the</text:span><text:span text:style-name="T2"> </text:span><text:span text:style-name="T2">initial</text:span><text:span text:style-name="T2"> </text:span><text:span text:style-name="T2">time</text:span><text:span text:style-name="T2"> </text:span><text:span text:style-name="T2">selected</text:span><text:span text:style-name="T2"> </text:span><text:span text:style-name="T2">to</text:span><text:span text:style-name="T2"> </text:span><text:span text:style-name="T2">begin</text:span><text:span text:style-name="T2"> </text:span><text:span text:style-name="T2">the</text:span><text:span text:style-name="T2"> </text:span><text:span text:style-name="T2">cycle</text:span><text:span text:style-name="T2"> (</text:span><text:span text:style-name="T2">e</text:span><text:span text:style-name="T2">.</text:span><text:span text:style-name="T2">g</text:span><text:span text:style-name="T2">. </text:span><text:span text:style-name="T2">the</text:span><text:span text:style-name="T2"> </text:span><text:span text:style-name="T2">time</text:span><text:span text:style-name="T2"> </text:span><text:span text:style-name="T2">of</text:span><text:span text:style-name="T2"> </text:span><text:span text:style-name="T2">the</text:span><text:span text:style-name="T2"> </text:span><text:span text:style-name="T2">first</text:span><text:span text:style-name="T2"> </text:span><text:span text:style-name="T2">observation</text:span><text:span text:style-name="T2"> </text:span><text:span text:style-name="T2">or</text:span><text:span text:style-name="T2"> </text:span><text:span text:style-name="T2">the</text:span><text:span text:style-name="T2"> </text:span><text:span text:style-name="T2">time</text:span><text:span text:style-name="T2"> </text:span><text:span text:style-name="T2">of</text:span><text:span text:style-name="T2"> </text:span><text:span text:style-name="T2">minimum</text:span><text:span text:style-name="T2">).</text:span></text:p>
          </table:table-cell>
        </table:table-row>
        <table:table-row>
          <table:table-cell table:style-name="Table1.A1" office:value-type="string">
            <text:p text:style-name="P2"><text:span text:style-name="T2">Error</text:span><text:span text:style-name="T2"> </text:span><text:span text:style-name="T2">Bar</text:span></text:p>
          </table:table-cell>
          <table:table-cell table:style-name="Table1.A1" office:value-type="string">
            <text:p text:style-name="P4">On a graph, lines extending above and below and/or to the right and left of a data point that signify uncertainty in the measurement (usually to 95% confidence level). In VStar only error bars in magnitude are included, since uncertainty in times are not recorded in AAVSO data. Mean error bars represent the Standard Error of the Average. See also <text:span text:style-name="T8">Standard Error</text:span>.</text:p>
          </table:table-cell>
        </table:table-row>
        <table:table-row>
          <table:table-cell table:style-name="Table1.A1" office:value-type="string">
            <text:p text:style-name="P2"><text:span text:style-name="T2">Fainter</text:span><text:span text:style-name="T2"> </text:span><text:span text:style-name="T2">Than</text:span></text:p>
          </table:table-cell>
          <table:table-cell table:style-name="Table1.A1" office:value-type="string">
            <text:p text:style-name="P2"><text:span text:style-name="T2">A</text:span><text:span text:style-name="T2"> </text:span><text:span text:style-name="T2">null</text:span><text:span text:style-name="T2"> </text:span><text:span text:style-name="T2">observation</text:span><text:span text:style-name="T2"> </text:span><text:span text:style-name="T2">of</text:span><text:span text:style-name="T2"> </text:span><text:span text:style-name="T2">a</text:span><text:span text:style-name="T2"> </text:span><text:span text:style-name="T2">variable</text:span><text:span text:style-name="T2"> </text:span><text:span text:style-name="T2">star</text:span><text:span text:style-name="T2"> </text:span><text:span text:style-name="T2">that</text:span><text:span text:style-name="T2"> </text:span><text:span text:style-name="T2">was</text:span><text:span text:style-name="T2"> </text:span><text:span text:style-name="T2">too</text:span><text:span text:style-name="T2"> </text:span><text:span text:style-name="T2">faint</text:span><text:span text:style-name="T2"> </text:span><text:span text:style-name="T2">for</text:span><text:span text:style-name="T2"> </text:span><text:span text:style-name="T2">the</text:span><text:span text:style-name="T2"> </text:span><text:span text:style-name="T2">instrument</text:span><text:span text:style-name="T2">/</text:span><text:span text:style-name="T2">observer</text:span><text:span text:style-name="T2">. </text:span><text:span text:style-name="T2">Since</text:span><text:span text:style-name="T2"> </text:span><text:span text:style-name="T2">the</text:span><text:span text:style-name="T2"> </text:span><text:span text:style-name="T2">star</text:span><text:span text:style-name="T2"> </text:span><text:span text:style-name="T2">was</text:span><text:span text:style-name="T2"> </text:span><text:span text:style-name="T2">not</text:span><text:span text:style-name="T2"> </text:span><text:span text:style-name="T2">actually</text:span><text:span text:style-name="T2"> </text:span><text:span text:style-name="T2">seen</text:span><text:span text:style-name="T2">/</text:span><text:span text:style-name="T2">imaged</text:span><text:span text:style-name="T2">, </text:span><text:span text:style-name="T2">it</text:span><text:span text:style-name="T2"> </text:span><text:span text:style-name="T2">can</text:span><text:span text:style-name="T2"> </text:span><text:span text:style-name="T2">only</text:span><text:span text:style-name="T2"> </text:span><text:span text:style-name="T2">be</text:span><text:span text:style-name="T2"> </text:span><text:span text:style-name="T2">said</text:span><text:span text:style-name="T2"> </text:span><text:span text:style-name="T2">that</text:span><text:span text:style-name="T2"> </text:span><text:span text:style-name="T2">at</text:span><text:span text:style-name="T2"> </text:span><text:span text:style-name="T2">that</text:span><text:span text:style-name="T2"> </text:span><text:span text:style-name="T2">time</text:span><text:span text:style-name="T2"> </text:span><text:span text:style-name="T2">it</text:span><text:span text:style-name="T2"> </text:span><text:span text:style-name="T2">was</text:span><text:span text:style-name="T2"> “</text:span><text:span text:style-name="T2">fainter</text:span><text:span text:style-name="T2"> </text:span><text:span text:style-name="T2">than</text:span><text:span text:style-name="T2">” </text:span><text:span text:style-name="T2">some</text:span><text:span text:style-name="T2"> </text:span><text:span text:style-name="T2">limiting</text:span><text:span text:style-name="T2"> </text:span><text:span text:style-name="T2">magnitude</text:span><text:span text:style-name="T2">.</text:span></text:p>
          </table:table-cell>
        </table:table-row>
        <text:soft-page-break/>
        <table:table-row>
          <table:table-cell table:style-name="Table1.A1" office:value-type="string">
            <text:p text:style-name="P4">FITS</text:p>
          </table:table-cell>
          <table:table-cell table:style-name="Table1.A1" office:value-type="string">
            <text:p text:style-name="P2"><text:span text:style-name="T2">Flexible</text:span><text:span text:style-name="T2"> </text:span><text:span text:style-name="T2">Image</text:span><text:span text:style-name="T2"> </text:span><text:span text:style-name="T2">Transport</text:span><text:span text:style-name="T2"> </text:span><text:span text:style-name="T2">System</text:span><text:span text:style-name="T2"> </text:span><text:span text:style-name="T2">is</text:span><text:span text:style-name="T2"> </text:span><text:span text:style-name="T2">a</text:span><text:span text:style-name="T2"> </text:span><text:span text:style-name="T2">digital</text:span><text:span text:style-name="T2"> </text:span><text:span text:style-name="T2">file</text:span><text:span text:style-name="T2"> </text:span><text:span text:style-name="T2">format</text:span><text:span text:style-name="T2"> </text:span><text:span text:style-name="T2">commonly</text:span><text:span text:style-name="T2"> </text:span><text:span text:style-name="T2">used</text:span><text:span text:style-name="T2"> </text:span><text:span text:style-name="T2">in</text:span><text:span text:style-name="T2"> </text:span><text:span text:style-name="T2">astronomy</text:span><text:span text:style-name="T2"> </text:span><text:span text:style-name="T2">and</text:span><text:span text:style-name="T2"> </text:span><text:span text:style-name="T2">other</text:span><text:span text:style-name="T2"> </text:span><text:span text:style-name="T2">sciences</text:span><text:span text:style-name="T2"> </text:span><text:span text:style-name="T2">for</text:span><text:span text:style-name="T2"> </text:span><text:span text:style-name="T2">the</text:span><text:span text:style-name="T2"> </text:span><text:span text:style-name="T2">storage</text:span><text:span text:style-name="T2">, </text:span><text:span text:style-name="T2">transmission</text:span><text:span text:style-name="T2"> </text:span><text:span text:style-name="T2">and</text:span><text:span text:style-name="T2"> </text:span><text:span text:style-name="T2">processing</text:span><text:span text:style-name="T2"> </text:span><text:span text:style-name="T2">of</text:span><text:span text:style-name="T2"> </text:span><text:span text:style-name="T2">images</text:span><text:span text:style-name="T2">. </text:span></text:p>
          </table:table-cell>
        </table:table-row>
        <table:table-row>
          <table:table-cell table:style-name="Table1.A1" office:value-type="string">
            <text:p text:style-name="P2"><text:span text:style-name="T2">Fourier</text:span><text:span text:style-name="T2"> </text:span><text:span text:style-name="T2">Analysis</text:span></text:p>
          </table:table-cell>
          <table:table-cell table:style-name="Table1.A1" office:value-type="string">
            <text:p text:style-name="P2"><text:span text:style-name="T2">A</text:span><text:span text:style-name="T2"> </text:span><text:span text:style-name="T2">power</text:span><text:span text:style-name="T2"> </text:span><text:span text:style-name="T2">spectrum</text:span><text:span text:style-name="T2"> (</text:span><text:span text:style-name="T2">see</text:span><text:span text:style-name="T2"> </text:span><text:span text:style-name="T2">below</text:span><text:span text:style-name="T2">) </text:span><text:span text:style-name="T2">that</text:span><text:span text:style-name="T2"> </text:span><text:span text:style-name="T2">is</text:span><text:span text:style-name="T2"> </text:span><text:span text:style-name="T2">based</text:span><text:span text:style-name="T2"> </text:span><text:span text:style-name="T2">on</text:span><text:span text:style-name="T2"> </text:span><text:span text:style-name="T2">sinusoids</text:span><text:span text:style-name="T2">.</text:span></text:p>
          </table:table-cell>
        </table:table-row>
        <table:table-row>
          <table:table-cell table:style-name="Table1.A1" office:value-type="string">
            <text:p text:style-name="P4">Harmonics</text:p>
          </table:table-cell>
          <table:table-cell table:style-name="Table1.A1" office:value-type="string">
            <text:p text:style-name="P2"><text:span text:style-name="T2">The</text:span><text:span text:style-name="T2"> </text:span><text:span text:style-name="T2">fundamental</text:span><text:span text:style-name="T2"> </text:span><text:span text:style-name="T2">period</text:span><text:span text:style-name="T2"> </text:span><text:span text:style-name="T2">divided</text:span><text:span text:style-name="T2"> </text:span><text:span text:style-name="T2">by</text:span><text:span text:style-name="T2"> </text:span><text:span text:style-name="T2">an</text:span><text:span text:style-name="T2"> </text:span><text:span text:style-name="T2">integer</text:span><text:span text:style-name="T2"> (</text:span><text:span text:style-name="T2">i</text:span><text:span text:style-name="T2">.</text:span><text:span text:style-name="T2">e</text:span><text:span text:style-name="T2">. </text:span><text:span text:style-name="T2">half</text:span><text:span text:style-name="T2"> </text:span><text:span text:style-name="T2">the</text:span><text:span text:style-name="T2"> </text:span><text:span text:style-name="T2">period</text:span><text:span text:style-name="T2">, </text:span><text:span text:style-name="T2">one</text:span><text:span text:style-name="T2">-</text:span><text:span text:style-name="T2">third</text:span><text:span text:style-name="T2"> </text:span><text:span text:style-name="T2">the</text:span><text:span text:style-name="T2"> </text:span><text:span text:style-name="T2">period</text:span><text:span text:style-name="T2">).</text:span></text:p>
          </table:table-cell>
        </table:table-row>
        <table:table-row>
          <table:table-cell table:style-name="Table1.A1" office:value-type="string">
            <text:p text:style-name="P2"><text:span text:style-name="T2">Heliocentric</text:span><text:span text:style-name="T2"> </text:span><text:span text:style-name="T2">Julian</text:span><text:span text:style-name="T2"> </text:span><text:span text:style-name="T2">Day</text:span></text:p>
          </table:table-cell>
          <table:table-cell table:style-name="Table1.A1" office:value-type="string">
            <text:p text:style-name="P2"><text:span text:style-name="T2">A recalculation of the Julian date to take into account the earth’s distance from the sun; i.e. the Julian Date if the star were measured from the center of the sun. See </text:span><text:a xlink:type="simple" xlink:href="http://www.physics.sfasu.edu/astro/javascript/hjd.html" text:style-name="Internet_20_link" text:visited-style-name="Visited_20_Internet_20_Link">http</text:a><text:a xlink:type="simple" xlink:href="http://www.physics.sfasu.edu/astro/javascript/hjd.html" text:style-name="Internet_20_link" text:visited-style-name="Visited_20_Internet_20_Link">://</text:a><text:a xlink:type="simple" xlink:href="http://www.physics.sfasu.edu/astro/javascript/hjd.html" text:style-name="Internet_20_link" text:visited-style-name="Visited_20_Internet_20_Link">www</text:a><text:a xlink:type="simple" xlink:href="http://www.physics.sfasu.edu/astro/javascript/hjd.html" text:style-name="Internet_20_link" text:visited-style-name="Visited_20_Internet_20_Link">.</text:a><text:a xlink:type="simple" xlink:href="http://www.physics.sfasu.edu/astro/javascript/hjd.html" text:style-name="Internet_20_link" text:visited-style-name="Visited_20_Internet_20_Link">physics</text:a><text:a xlink:type="simple" xlink:href="http://www.physics.sfasu.edu/astro/javascript/hjd.html" text:style-name="Internet_20_link" text:visited-style-name="Visited_20_Internet_20_Link">.</text:a><text:a xlink:type="simple" xlink:href="http://www.physics.sfasu.edu/astro/javascript/hjd.html" text:style-name="Internet_20_link" text:visited-style-name="Visited_20_Internet_20_Link">sfasu</text:a><text:a xlink:type="simple" xlink:href="http://www.physics.sfasu.edu/astro/javascript/hjd.html" text:style-name="Internet_20_link" text:visited-style-name="Visited_20_Internet_20_Link">.</text:a><text:a xlink:type="simple" xlink:href="http://www.physics.sfasu.edu/astro/javascript/hjd.html" text:style-name="Internet_20_link" text:visited-style-name="Visited_20_Internet_20_Link">edu</text:a><text:a xlink:type="simple" xlink:href="http://www.physics.sfasu.edu/astro/javascript/hjd.html" text:style-name="Internet_20_link" text:visited-style-name="Visited_20_Internet_20_Link">/</text:a><text:a xlink:type="simple" xlink:href="http://www.physics.sfasu.edu/astro/javascript/hjd.html" text:style-name="Internet_20_link" text:visited-style-name="Visited_20_Internet_20_Link">astro</text:a><text:a xlink:type="simple" xlink:href="http://www.physics.sfasu.edu/astro/javascript/hjd.html" text:style-name="Internet_20_link" text:visited-style-name="Visited_20_Internet_20_Link">/</text:a><text:a xlink:type="simple" xlink:href="http://www.physics.sfasu.edu/astro/javascript/hjd.html" text:style-name="Internet_20_link" text:visited-style-name="Visited_20_Internet_20_Link">javascript</text:a><text:a xlink:type="simple" xlink:href="http://www.physics.sfasu.edu/astro/javascript/hjd.html" text:style-name="Internet_20_link" text:visited-style-name="Visited_20_Internet_20_Link">/</text:a><text:a xlink:type="simple" xlink:href="http://www.physics.sfasu.edu/astro/javascript/hjd.html" text:style-name="Internet_20_link" text:visited-style-name="Visited_20_Internet_20_Link">hjd</text:a><text:a xlink:type="simple" xlink:href="http://www.physics.sfasu.edu/astro/javascript/hjd.html" text:style-name="Internet_20_link" text:visited-style-name="Visited_20_Internet_20_Link">.</text:a><text:a xlink:type="simple" xlink:href="http://www.physics.sfasu.edu/astro/javascript/hjd.html" text:style-name="Internet_20_link" text:visited-style-name="Visited_20_Internet_20_Link">html</text:a></text:p>
          </table:table-cell>
        </table:table-row>
        <table:table-row>
          <table:table-cell table:style-name="Table1.A1" office:value-type="string">
            <text:p text:style-name="P4">HJD</text:p>
          </table:table-cell>
          <table:table-cell table:style-name="Table1.A1" office:value-type="string">
            <text:p text:style-name="P2"><text:span text:style-name="T2">See</text:span><text:span text:style-name="T2"> </text:span><text:span text:style-name="T2">Heliocentric</text:span><text:span text:style-name="T2"> </text:span><text:span text:style-name="T2">Julian</text:span><text:span text:style-name="T2"> </text:span><text:span text:style-name="T2">Day</text:span><text:span text:style-name="T2">.</text:span></text:p>
          </table:table-cell>
        </table:table-row>
        <table:table-row>
          <table:table-cell table:style-name="Table1.A1" office:value-type="string">
            <text:p text:style-name="P4">JD</text:p>
          </table:table-cell>
          <table:table-cell table:style-name="Table1.A1" office:value-type="string">
            <text:p text:style-name="P2"><text:span text:style-name="T2">See</text:span><text:span text:style-name="T2"> </text:span><text:span text:style-name="T2">Julian</text:span><text:span text:style-name="T2"> </text:span><text:span text:style-name="T2">Day</text:span><text:span text:style-name="T2">.</text:span></text:p>
          </table:table-cell>
        </table:table-row>
        <table:table-row>
          <table:table-cell table:style-name="Table1.A1" office:value-type="string">
            <text:p text:style-name="P2"><text:span text:style-name="T2">Johnson</text:span><text:span text:style-name="T2"> </text:span><text:span text:style-name="T2">Band</text:span></text:p>
          </table:table-cell>
          <table:table-cell table:style-name="Table1.A1" office:value-type="string">
            <text:p text:style-name="P2"><text:span text:style-name="T2">A standard set of photometric filters. See </text:span><text:a xlink:type="simple" xlink:href="http://www.company7.com/library/optec/filter_monograph.pdf" text:style-name="Internet_20_link" text:visited-style-name="Visited_20_Internet_20_Link">http</text:a><text:a xlink:type="simple" xlink:href="http://www.company7.com/library/optec/filter_monograph.pdf" text:style-name="Internet_20_link" text:visited-style-name="Visited_20_Internet_20_Link">://</text:a><text:a xlink:type="simple" xlink:href="http://www.company7.com/library/optec/filter_monograph.pdf" text:style-name="Internet_20_link" text:visited-style-name="Visited_20_Internet_20_Link">www</text:a><text:a xlink:type="simple" xlink:href="http://www.company7.com/library/optec/filter_monograph.pdf" text:style-name="Internet_20_link" text:visited-style-name="Visited_20_Internet_20_Link">.</text:a><text:a xlink:type="simple" xlink:href="http://www.company7.com/library/optec/filter_monograph.pdf" text:style-name="Internet_20_link" text:visited-style-name="Visited_20_Internet_20_Link">company</text:a><text:a xlink:type="simple" xlink:href="http://www.company7.com/library/optec/filter_monograph.pdf" text:style-name="Internet_20_link" text:visited-style-name="Visited_20_Internet_20_Link">7.</text:a><text:a xlink:type="simple" xlink:href="http://www.company7.com/library/optec/filter_monograph.pdf" text:style-name="Internet_20_link" text:visited-style-name="Visited_20_Internet_20_Link">com</text:a><text:a xlink:type="simple" xlink:href="http://www.company7.com/library/optec/filter_monograph.pdf" text:style-name="Internet_20_link" text:visited-style-name="Visited_20_Internet_20_Link">/</text:a><text:a xlink:type="simple" xlink:href="http://www.company7.com/library/optec/filter_monograph.pdf" text:style-name="Internet_20_link" text:visited-style-name="Visited_20_Internet_20_Link">library</text:a><text:a xlink:type="simple" xlink:href="http://www.company7.com/library/optec/filter_monograph.pdf" text:style-name="Internet_20_link" text:visited-style-name="Visited_20_Internet_20_Link">/</text:a><text:a xlink:type="simple" xlink:href="http://www.company7.com/library/optec/filter_monograph.pdf" text:style-name="Internet_20_link" text:visited-style-name="Visited_20_Internet_20_Link">optec</text:a><text:a xlink:type="simple" xlink:href="http://www.company7.com/library/optec/filter_monograph.pdf" text:style-name="Internet_20_link" text:visited-style-name="Visited_20_Internet_20_Link">/</text:a><text:a xlink:type="simple" xlink:href="http://www.company7.com/library/optec/filter_monograph.pdf" text:style-name="Internet_20_link" text:visited-style-name="Visited_20_Internet_20_Link">filter</text:a><text:a xlink:type="simple" xlink:href="http://www.company7.com/library/optec/filter_monograph.pdf" text:style-name="Internet_20_link" text:visited-style-name="Visited_20_Internet_20_Link">_</text:a><text:a xlink:type="simple" xlink:href="http://www.company7.com/library/optec/filter_monograph.pdf" text:style-name="Internet_20_link" text:visited-style-name="Visited_20_Internet_20_Link">monograph</text:a><text:a xlink:type="simple" xlink:href="http://www.company7.com/library/optec/filter_monograph.pdf" text:style-name="Internet_20_link" text:visited-style-name="Visited_20_Internet_20_Link">.</text:a><text:a xlink:type="simple" xlink:href="http://www.company7.com/library/optec/filter_monograph.pdf" text:style-name="Internet_20_link" text:visited-style-name="Visited_20_Internet_20_Link">pdf</text:a></text:p>
          </table:table-cell>
        </table:table-row>
        <table:table-row>
          <table:table-cell table:style-name="Table1.A1" office:value-type="string">
            <text:p text:style-name="P2"><text:span text:style-name="T2">Julian</text:span><text:span text:style-name="T2"> </text:span><text:span text:style-name="T2">Day</text:span></text:p>
          </table:table-cell>
          <table:table-cell table:style-name="Table1.A1" office:value-type="string">
            <text:p text:style-name="P2"><text:span text:style-name="T2">A continuous account of the days (and fractions of a day) from noon Universal Time on January 1, 4713 BCE. See </text:span><text:a xlink:type="simple" xlink:href="https://www.aavso.org/jd-calculator" text:style-name="Internet_20_link" text:visited-style-name="Visited_20_Internet_20_Link">https://www.aavso.org/jd-calculator</text:a></text:p>
          </table:table-cell>
        </table:table-row>
        <table:table-row>
          <table:table-cell table:style-name="Table1.A1" office:value-type="string">
            <text:p text:style-name="P4">Kepler</text:p>
          </table:table-cell>
          <table:table-cell table:style-name="Table1.A1" office:value-type="string">
            <text:p text:style-name="P2"><text:span text:style-name="T2">An</text:span><text:span text:style-name="T2"> </text:span><text:span text:style-name="T2">exoplanet</text:span><text:span text:style-name="T2">-</text:span><text:span text:style-name="T2">seeking</text:span><text:span text:style-name="T2"> </text:span><text:span text:style-name="T2">space</text:span><text:span text:style-name="T2"> </text:span><text:span text:style-name="T2">telescope</text:span><text:span text:style-name="T2"> </text:span><text:span text:style-name="T2">that</text:span><text:span text:style-name="T2"> </text:span><text:span text:style-name="T2">records</text:span><text:span text:style-name="T2"> </text:span><text:span text:style-name="T2">variations</text:span><text:span text:style-name="T2"> </text:span><text:span text:style-name="T2">in</text:span><text:span text:style-name="T2"> </text:span><text:span text:style-name="T2">brightness</text:span><text:span text:style-name="T2"> </text:span><text:span text:style-name="T2">for</text:span><text:span text:style-name="T2"> </text:span><text:span text:style-name="T2">approximately</text:span><text:span text:style-name="T2"> 150,000 </text:span><text:span text:style-name="T2">stars</text:span><text:span text:style-name="T2"> </text:span><text:span text:style-name="T2">in</text:span><text:span text:style-name="T2"> </text:span><text:span text:style-name="T2">a</text:span><text:span text:style-name="T2"> </text:span><text:span text:style-name="T2">single</text:span><text:span text:style-name="T2"> </text:span><text:span text:style-name="T2">field</text:span><text:span text:style-name="T2"> </text:span><text:span text:style-name="T2">of</text:span><text:span text:style-name="T2"> </text:span><text:span text:style-name="T2">view</text:span><text:span text:style-name="T2"> </text:span><text:span text:style-name="T2">near</text:span><text:span text:style-name="T2"> </text:span><text:span text:style-name="T2">the</text:span><text:span text:style-name="T2"> </text:span><text:span text:style-name="T2">Cygnus</text:span><text:span text:style-name="T2">/</text:span><text:span text:style-name="T2">Lyra</text:span><text:span text:style-name="T2"> </text:span><text:span text:style-name="T2">border</text:span><text:span text:style-name="T2">. </text:span><text:span text:style-name="T2">In</text:span><text:span text:style-name="T2"> </text:span><text:span text:style-name="T2">addition</text:span><text:span text:style-name="T2"> </text:span><text:span text:style-name="T2">to</text:span><text:span text:style-name="T2"> </text:span><text:span text:style-name="T2">discovering</text:span><text:span text:style-name="T2"> </text:span><text:span text:style-name="T2">exoplanets</text:span><text:span text:style-name="T2"> (</text:span><text:span text:style-name="T2">via</text:span><text:span text:style-name="T2"> </text:span><text:span text:style-name="T2">the</text:span><text:span text:style-name="T2"> </text:span><text:span text:style-name="T2">transit</text:span><text:span text:style-name="T2"> </text:span><text:span text:style-name="T2">method</text:span><text:span text:style-name="T2">) </text:span><text:span text:style-name="T2">it</text:span><text:span text:style-name="T2"> </text:span><text:span text:style-name="T2">also</text:span><text:span text:style-name="T2"> </text:span><text:span text:style-name="T2">captures</text:span><text:span text:style-name="T2"> </text:span><text:span text:style-name="T2">observations</text:span><text:span text:style-name="T2"> </text:span><text:span text:style-name="T2">of</text:span><text:span text:style-name="T2"> </text:span><text:span text:style-name="T2">numerous</text:span><text:span text:style-name="T2"> </text:span><text:span text:style-name="T2">variable</text:span><text:span text:style-name="T2"> </text:span><text:span text:style-name="T2">stars</text:span><text:span text:style-name="T2">.</text:span></text:p>
          </table:table-cell>
        </table:table-row>
        <table:table-row>
          <table:table-cell table:style-name="Table1.A1" office:value-type="string">
            <text:p text:style-name="P2"><text:span text:style-name="T2">Light</text:span><text:span text:style-name="T2"> </text:span><text:span text:style-name="T2">Curve</text:span></text:p>
          </table:table-cell>
          <table:table-cell table:style-name="Table1.A1" office:value-type="string">
            <text:p text:style-name="P2"><text:span text:style-name="T2">A</text:span><text:span text:style-name="T2"> </text:span><text:span text:style-name="T2">plot</text:span><text:span text:style-name="T2"> </text:span><text:span text:style-name="T2">of</text:span><text:span text:style-name="T2"> </text:span><text:span text:style-name="T2">variations</text:span><text:span text:style-name="T2"> </text:span><text:span text:style-name="T2">in</text:span><text:span text:style-name="T2"> </text:span><text:span text:style-name="T2">magnitude</text:span><text:span text:style-name="T2"> </text:span><text:span text:style-name="T2">over</text:span><text:span text:style-name="T2"> </text:span><text:span text:style-name="T2">time</text:span><text:span text:style-name="T2">.</text:span></text:p>
          </table:table-cell>
        </table:table-row>
        <table:table-row>
          <table:table-cell table:style-name="Table1.A1" office:value-type="string">
            <text:p text:style-name="P2"><text:span text:style-name="T2">Mean</text:span><text:span text:style-name="T2"> </text:span><text:span text:style-name="T2">Series</text:span></text:p>
          </table:table-cell>
          <table:table-cell table:style-name="Table1.A1" office:value-type="string">
            <text:p text:style-name="P2"><text:span text:style-name="T2">Calculating</text:span><text:span text:style-name="T2"> </text:span><text:span text:style-name="T2">the</text:span><text:span text:style-name="T2"> </text:span><text:span text:style-name="T2">mean</text:span><text:span text:style-name="T2"> </text:span><text:span text:style-name="T2">of</text:span><text:span text:style-name="T2"> </text:span><text:span text:style-name="T2">observations</text:span><text:span text:style-name="T2"> </text:span><text:span text:style-name="T2">for</text:span><text:span text:style-name="T2"> </text:span><text:span text:style-name="T2">equal</text:span><text:span text:style-name="T2"> </text:span><text:span text:style-name="T2">sized</text:span><text:span text:style-name="T2"> </text:span><text:span text:style-name="T2">bins</text:span><text:span text:style-name="T2"> </text:span><text:span text:style-name="T2">of</text:span><text:span text:style-name="T2"> </text:span><text:span text:style-name="T2">Julian</text:span><text:span text:style-name="T2"> </text:span><text:span text:style-name="T2">Date</text:span><text:span text:style-name="T2">s</text:span><text:span text:style-name="T2"> </text:span><text:span text:style-name="T2">or</text:span><text:span text:style-name="T2"> </text:span><text:span text:style-name="T2">phase</text:span><text:span text:style-name="T2"> “</text:span><text:span text:style-name="T2">steps</text:span><text:span text:style-name="T2">” </text:span><text:span text:style-name="T2">to</text:span><text:span text:style-name="T2"> </text:span><text:span text:style-name="T2">construct</text:span><text:span text:style-name="T2"> </text:span><text:span text:style-name="T2">a</text:span><text:span text:style-name="T2"> </text:span><text:span text:style-name="T2">mean</text:span><text:span text:style-name="T2"> </text:span><text:span text:style-name="T2">light</text:span><text:span text:style-name="T2"> </text:span><text:span text:style-name="T2">curve</text:span><text:span text:style-name="T2">.</text:span></text:p>
          </table:table-cell>
        </table:table-row>
        <table:table-row>
          <table:table-cell table:style-name="Table1.A1" office:value-type="string">
            <text:p text:style-name="P2"><text:span text:style-name="T2">Observer</text:span><text:span text:style-name="T2"> </text:span><text:span text:style-name="T2">Code</text:span></text:p>
          </table:table-cell>
          <table:table-cell table:style-name="Table1.A1" office:value-type="string">
            <text:p text:style-name="P2"><text:span text:style-name="T2">A</text:span><text:span text:style-name="T2"> </text:span><text:span text:style-name="T2">unique</text:span><text:span text:style-name="T2"> 3 </text:span><text:span text:style-name="T2">or</text:span><text:span text:style-name="T2"> 4 </text:span><text:span text:style-name="T2">letter</text:span><text:span text:style-name="T2"> </text:span><text:span text:style-name="T2">code</text:span><text:span text:style-name="T2"> </text:span><text:span text:style-name="T2">assigned</text:span><text:span text:style-name="T2"> </text:span><text:span text:style-name="T2">to</text:span><text:span text:style-name="T2"> </text:span><text:span text:style-name="T2">each</text:span><text:span text:style-name="T2"> </text:span><text:span text:style-name="T2">observer</text:span><text:span text:style-name="T2"> </text:span><text:span text:style-name="T2">by</text:span><text:span text:style-name="T2"> </text:span><text:span text:style-name="T2">the</text:span><text:span text:style-name="T2"> </text:span><text:span text:style-name="T2">AAVSO</text:span><text:span text:style-name="T2">. </text:span><text:span text:style-name="T2">Individual</text:span><text:span text:style-name="T2"> </text:span><text:span text:style-name="T2">observations</text:span><text:span text:style-name="T2"> </text:span><text:span text:style-name="T2">are</text:span><text:span text:style-name="T2"> </text:span><text:span text:style-name="T2">tagged</text:span><text:span text:style-name="T2"> </text:span><text:span text:style-name="T2">by</text:span><text:span text:style-name="T2"> </text:span><text:span text:style-name="T2">the</text:span><text:span text:style-name="T2"> </text:span><text:span text:style-name="T2">observer</text:span><text:span text:style-name="T2"> </text:span><text:span text:style-name="T2">code</text:span><text:span text:style-name="T2"> </text:span><text:span text:style-name="T2">in</text:span><text:span text:style-name="T2"> </text:span><text:span text:style-name="T2">the</text:span><text:span text:style-name="T2"> </text:span><text:span text:style-name="T2">database</text:span><text:span text:style-name="T2">.</text:span></text:p>
          </table:table-cell>
        </table:table-row>
        <table:table-row>
          <table:table-cell table:style-name="Table1.A1" office:value-type="string">
            <text:p text:style-name="P4">Period</text:p>
          </table:table-cell>
          <table:table-cell table:style-name="Table1.A1" office:value-type="string">
            <text:p text:style-name="P2"><text:span text:style-name="T2">The</text:span><text:span text:style-name="T2"> </text:span><text:span text:style-name="T2">time</text:span><text:span text:style-name="T2"> </text:span><text:span text:style-name="T2">between</text:span><text:span text:style-name="T2"> </text:span><text:span text:style-name="T2">two</text:span><text:span text:style-name="T2"> </text:span><text:span text:style-name="T2">repetitions</text:span><text:span text:style-name="T2"> </text:span><text:span text:style-name="T2">of</text:span><text:span text:style-name="T2"> </text:span><text:span text:style-name="T2">a</text:span><text:span text:style-name="T2"> </text:span><text:span text:style-name="T2">cycle</text:span><text:span text:style-name="T2"> (</text:span><text:span text:style-name="T2">often</text:span><text:span text:style-name="T2"> </text:span><text:span text:style-name="T2">peak</text:span><text:span text:style-name="T2">-</text:span><text:span text:style-name="T2">to</text:span><text:span text:style-name="T2">-</text:span><text:span text:style-name="T2">peak</text:span><text:span text:style-name="T2">).</text:span></text:p>
          </table:table-cell>
        </table:table-row>
        <table:table-row>
          <table:table-cell table:style-name="Table1.A1" office:value-type="string">
            <text:p text:style-name="P2"><text:span text:style-name="T2">Phase</text:span><text:span text:style-name="T2"> </text:span><text:span text:style-name="T2">Plot</text:span></text:p>
          </table:table-cell>
          <table:table-cell table:style-name="Table1.A1" office:value-type="string">
            <text:p text:style-name="P2"><text:span text:style-name="T2">A</text:span><text:span text:style-name="T2"> </text:span><text:span text:style-name="T2">plot</text:span><text:span text:style-name="T2"> </text:span><text:span text:style-name="T2">in</text:span><text:span text:style-name="T2"> </text:span><text:span text:style-name="T2">which</text:span><text:span text:style-name="T2"> </text:span><text:span text:style-name="T2">the</text:span><text:span text:style-name="T2"> </text:span><text:span text:style-name="T2">periodic</text:span><text:span text:style-name="T2"> </text:span><text:span text:style-name="T2">data</text:span><text:span text:style-name="T2"> </text:span><text:span text:style-name="T2">is</text:span><text:span text:style-name="T2"> “</text:span><text:span text:style-name="T2">folded</text:span><text:span text:style-name="T2">” </text:span><text:span text:style-name="T2">such</text:span><text:span text:style-name="T2"> </text:span><text:span text:style-name="T2">that</text:span><text:span text:style-name="T2">, </text:span><text:span text:style-name="T2">if</text:span><text:span text:style-name="T2"> </text:span><text:span text:style-name="T2">the</text:span><text:span text:style-name="T2"> </text:span><text:span text:style-name="T2">correct</text:span><text:span text:style-name="T2"> </text:span><text:span text:style-name="T2">period</text:span><text:span text:style-name="T2"> </text:span><text:span text:style-name="T2">is</text:span><text:span text:style-name="T2"> </text:span><text:span text:style-name="T2">selected</text:span><text:span text:style-name="T2">, </text:span><text:span text:style-name="T2">each</text:span><text:span text:style-name="T2"> </text:span><text:span text:style-name="T2">individual</text:span><text:span text:style-name="T2"> </text:span><text:span text:style-name="T2">instance</text:span><text:span text:style-name="T2"> </text:span><text:span text:style-name="T2">of</text:span><text:span text:style-name="T2"> </text:span><text:span text:style-name="T2">the</text:span><text:span text:style-name="T2"> </text:span><text:span text:style-name="T2">cycle</text:span><text:span text:style-name="T2"> </text:span><text:span text:style-name="T2">aligns</text:span><text:span text:style-name="T2"> </text:span><text:span text:style-name="T2">with</text:span><text:span text:style-name="T2"> </text:span><text:span text:style-name="T2">the</text:span><text:span text:style-name="T2"> </text:span><text:span text:style-name="T2">others</text:span><text:span text:style-name="T2">.</text:span></text:p>
          </table:table-cell>
        </table:table-row>
        <table:table-row>
          <table:table-cell table:style-name="Table1.A1" office:value-type="string">
            <text:p text:style-name="P2"><text:span text:style-name="T2">Polynomial</text:span><text:span text:style-name="T2"> </text:span><text:span text:style-name="T2">model</text:span><text:span text:style-name="T2"> (</text:span><text:span text:style-name="T2">polynomial</text:span><text:span text:style-name="T2"> </text:span><text:span text:style-name="T2">fit</text:span><text:span text:style-name="T2">)</text:span></text:p>
          </table:table-cell>
          <table:table-cell table:style-name="Table1.A1" office:value-type="string">
            <text:p text:style-name="P2"><text:span text:style-name="T2">Representing</text:span><text:span text:style-name="T2"> </text:span><text:span text:style-name="T2">data</text:span><text:span text:style-name="T2"> </text:span><text:span text:style-name="T2">as</text:span><text:span text:style-name="T2"> </text:span><text:span text:style-name="T2">a</text:span><text:span text:style-name="T2"> </text:span><text:span text:style-name="T2">sum</text:span><text:span text:style-name="T2"> </text:span><text:span text:style-name="T2">of</text:span><text:span text:style-name="T2"> </text:span><text:span text:style-name="T2">terms</text:span><text:span text:style-name="T2"> </text:span><text:span text:style-name="T2">of</text:span><text:span text:style-name="T2"> </text:span><text:span text:style-name="T2">the</text:span><text:span text:style-name="T2"> </text:span><text:span text:style-name="T2">form</text:span><text:span text:style-name="T2"> </text:span><text:span text:style-name="T2">β</text:span><text:span text:style-name="T3">i</text:span><text:span text:style-name="T2">t</text:span><text:span text:style-name="T4">i</text:span><text:span text:style-name="T4"> </text:span><text:span text:style-name="T2">where</text:span><text:span text:style-name="T2"> </text:span><text:span text:style-name="T2">i</text:span><text:span text:style-name="T2">=0,1,2...</text:span><text:span text:style-name="T2">. </text:span><text:span text:style-name="T2">See</text:span><text:span text:style-name="T2"> </text:span><text:span text:style-name="T2">Foster</text:span><text:span text:style-name="T2"> (2010).</text:span></text:p>
          </table:table-cell>
        </table:table-row>
        <table:table-row>
          <table:table-cell table:style-name="Table1.A1" office:value-type="string">
            <text:p text:style-name="P2"><text:span text:style-name="T2">Power</text:span><text:span text:style-name="T2"> </text:span><text:span text:style-name="T2">Spectrum</text:span></text:p>
          </table:table-cell>
          <table:table-cell table:style-name="Table1.A1" office:value-type="string">
            <text:p text:style-name="P2"><text:span text:style-name="T2">Also</text:span><text:span text:style-name="T2"> </text:span><text:span text:style-name="T2">known</text:span><text:span text:style-name="T2"> </text:span><text:span text:style-name="T2">as</text:span><text:span text:style-name="T2"> </text:span><text:span text:style-name="T2">a</text:span><text:span text:style-name="T2"> </text:span><text:span text:style-name="T2">periodogram</text:span><text:span text:style-name="T2">; </text:span><text:span text:style-name="T2">A</text:span><text:span text:style-name="T2"> </text:span><text:span text:style-name="T2">plot</text:span><text:span text:style-name="T2"> </text:span><text:span text:style-name="T2">of</text:span><text:span text:style-name="T2"> </text:span><text:span text:style-name="T2">frequency</text:span><text:span text:style-name="T2"> </text:span><text:span text:style-name="T2">versus</text:span><text:span text:style-name="T2"> </text:span><text:span text:style-name="T2">power</text:span><text:span text:style-name="T2"> </text:span><text:span text:style-name="T2">that</text:span><text:span text:style-name="T2"> </text:span><text:span text:style-name="T2">is</text:span><text:span text:style-name="T2"> </text:span><text:span text:style-name="T2">used</text:span><text:span text:style-name="T2"> </text:span><text:span text:style-name="T2">when</text:span><text:span text:style-name="T2"> </text:span><text:span text:style-name="T2">a</text:span><text:span text:style-name="T2"> </text:span><text:span text:style-name="T2">trial</text:span><text:span text:style-name="T2"> </text:span><text:span text:style-name="T2">frequency</text:span><text:span text:style-name="T2"> </text:span><text:span text:style-name="T2">is</text:span><text:span text:style-name="T2"> </text:span><text:span text:style-name="T2">presumed</text:span><text:span text:style-name="T2"> </text:span><text:span text:style-name="T2">in</text:span><text:span text:style-name="T2"> </text:span><text:span text:style-name="T2">order</text:span><text:span text:style-name="T2"> </text:span><text:span text:style-name="T2">to</text:span><text:span text:style-name="T2"> </text:span><text:span text:style-name="T2">find</text:span><text:span text:style-name="T2"> </text:span><text:span text:style-name="T2">periodicity</text:span><text:span text:style-name="T2"> </text:span><text:span text:style-name="T2">in</text:span><text:span text:style-name="T2"> </text:span><text:span text:style-name="T2">the</text:span><text:span text:style-name="T2"> </text:span><text:span text:style-name="T2">data</text:span><text:span text:style-name="T2">. </text:span><text:span text:style-name="T2">Here</text:span><text:span text:style-name="T2"> </text:span><text:span text:style-name="T2">power</text:span><text:span text:style-name="T2"> </text:span><text:span text:style-name="T2">is</text:span><text:span text:style-name="T2"> </text:span><text:span text:style-name="T2">a</text:span><text:span text:style-name="T2"> </text:span><text:span text:style-name="T2">measure</text:span><text:span text:style-name="T2"> </text:span><text:span text:style-name="T2">of</text:span><text:span text:style-name="T2"> </text:span><text:span text:style-name="T2">the</text:span><text:span text:style-name="T2"> </text:span><text:soft-page-break/><text:span text:style-name="T2">statistical</text:span><text:span text:style-name="T2"> </text:span><text:span text:style-name="T2">significance</text:span><text:span text:style-name="T2"> </text:span><text:span text:style-name="T2">of</text:span><text:span text:style-name="T2"> </text:span><text:span text:style-name="T2">the</text:span><text:span text:style-name="T2"> </text:span><text:span text:style-name="T2">fit</text:span><text:span text:style-name="T2"> </text:span><text:span text:style-name="T2">of</text:span><text:span text:style-name="T2"> </text:span><text:span text:style-name="T2">the</text:span><text:span text:style-name="T2"> </text:span><text:span text:style-name="T2">trial</text:span><text:span text:style-name="T2"> </text:span><text:span text:style-name="T2">frequency</text:span><text:span text:style-name="T2"> </text:span><text:span text:style-name="T2">to</text:span><text:span text:style-name="T2"> </text:span><text:span text:style-name="T2">the</text:span><text:span text:style-name="T2"> </text:span><text:span text:style-name="T2">actual</text:span><text:span text:style-name="T2"> </text:span><text:span text:style-name="T2">data</text:span><text:span text:style-name="T2">.</text:span></text:p>
          </table:table-cell>
        </table:table-row>
        <table:table-row>
          <table:table-cell table:style-name="Table1.A1" office:value-type="string">
            <text:p text:style-name="P2"><text:span text:style-name="T2">Pre</text:span><text:span text:style-name="T2">-</text:span><text:span text:style-name="T2">whitening</text:span></text:p>
          </table:table-cell>
          <table:table-cell table:style-name="Table1.A1" office:value-type="string">
            <text:p text:style-name="P2"><text:span text:style-name="T2">In</text:span><text:span text:style-name="T2"> </text:span><text:span text:style-name="T2">order</text:span><text:span text:style-name="T2"> </text:span><text:span text:style-name="T2">to</text:span><text:span text:style-name="T2"> </text:span><text:span text:style-name="T2">examine</text:span><text:span text:style-name="T2"> </text:span><text:span text:style-name="T2">residuals</text:span><text:span text:style-name="T2"> </text:span><text:span text:style-name="T2">in</text:span><text:span text:style-name="T2"> </text:span><text:span text:style-name="T2">the</text:span><text:span text:style-name="T2"> </text:span><text:span text:style-name="T2">data</text:span><text:span text:style-name="T2"> </text:span><text:span text:style-name="T2">set</text:span><text:span text:style-name="T2">, </text:span><text:span text:style-name="T2">the</text:span><text:span text:style-name="T2"> </text:span><text:span text:style-name="T2">strongest</text:span><text:span text:style-name="T2"> </text:span><text:span text:style-name="T2">signal</text:span><text:span text:style-name="T2"> (</text:span><text:span text:style-name="T2">highest</text:span><text:span text:style-name="T2"> </text:span><text:span text:style-name="T2">peak</text:span><text:span text:style-name="T2">) </text:span><text:span text:style-name="T2">is</text:span><text:span text:style-name="T2"> </text:span><text:span text:style-name="T2">removed</text:span><text:span text:style-name="T2">. </text:span><text:span text:style-name="T2">This</text:span><text:span text:style-name="T2"> </text:span><text:span text:style-name="T2">permits</text:span><text:span text:style-name="T2"> </text:span><text:span text:style-name="T2">additional</text:span><text:span text:style-name="T2"> </text:span><text:span text:style-name="T2">periods</text:span><text:span text:style-name="T2"> </text:span><text:span text:style-name="T2">to</text:span><text:span text:style-name="T2"> </text:span><text:span text:style-name="T2">be</text:span><text:span text:style-name="T2"> </text:span><text:span text:style-name="T2">searched</text:span><text:span text:style-name="T2"> </text:span><text:span text:style-name="T2">for</text:span><text:span text:style-name="T2">.</text:span></text:p>
          </table:table-cell>
        </table:table-row>
        <table:table-row>
          <table:table-cell table:style-name="Table1.A1" office:value-type="string">
            <text:p text:style-name="P2"><text:span text:style-name="T2">Regular</text:span><text:span text:style-name="T2"> </text:span><text:span text:style-name="T2">Expressions</text:span></text:p>
          </table:table-cell>
          <table:table-cell table:style-name="Table1.A1" office:value-type="string">
            <text:p text:style-name="P2"><text:span text:style-name="T2">In computer programming a regular expression is a special text string used to describe a search pattern. See </text:span><text:a xlink:type="simple" xlink:href="http://www.regular-expressions.info/" text:style-name="Internet_20_link" text:visited-style-name="Visited_20_Internet_20_Link">http</text:a><text:a xlink:type="simple" xlink:href="http://www.regular-expressions.info/" text:style-name="Internet_20_link" text:visited-style-name="Visited_20_Internet_20_Link">://</text:a><text:a xlink:type="simple" xlink:href="http://www.regular-expressions.info/" text:style-name="Internet_20_link" text:visited-style-name="Visited_20_Internet_20_Link">www</text:a><text:a xlink:type="simple" xlink:href="http://www.regular-expressions.info/" text:style-name="Internet_20_link" text:visited-style-name="Visited_20_Internet_20_Link">.</text:a><text:a xlink:type="simple" xlink:href="http://www.regular-expressions.info/" text:style-name="Internet_20_link" text:visited-style-name="Visited_20_Internet_20_Link">regular</text:a><text:a xlink:type="simple" xlink:href="http://www.regular-expressions.info/" text:style-name="Internet_20_link" text:visited-style-name="Visited_20_Internet_20_Link">-</text:a><text:a xlink:type="simple" xlink:href="http://www.regular-expressions.info/" text:style-name="Internet_20_link" text:visited-style-name="Visited_20_Internet_20_Link">expressions</text:a><text:a xlink:type="simple" xlink:href="http://www.regular-expressions.info/" text:style-name="Internet_20_link" text:visited-style-name="Visited_20_Internet_20_Link">.</text:a><text:a xlink:type="simple" xlink:href="http://www.regular-expressions.info/" text:style-name="Internet_20_link" text:visited-style-name="Visited_20_Internet_20_Link">info</text:a><text:a xlink:type="simple" xlink:href="http://www.regular-expressions.info/" text:style-name="Internet_20_link" text:visited-style-name="Visited_20_Internet_20_Link">/</text:a></text:p>
          </table:table-cell>
        </table:table-row>
        <table:table-row>
          <table:table-cell table:style-name="Table1.A1" office:value-type="string">
            <text:p text:style-name="P4">Residuals</text:p>
          </table:table-cell>
          <table:table-cell table:style-name="Table1.A1" office:value-type="string">
            <text:p text:style-name="P2"><text:span text:style-name="T2">The</text:span><text:span text:style-name="T2"> </text:span><text:span text:style-name="T2">difference</text:span><text:span text:style-name="T2"> </text:span><text:span text:style-name="T2">between</text:span><text:span text:style-name="T2"> </text:span><text:span text:style-name="T2">the</text:span><text:span text:style-name="T2"> </text:span><text:span text:style-name="T2">raw</text:span><text:span text:style-name="T2"> </text:span><text:span text:style-name="T2">data</text:span><text:span text:style-name="T2"> </text:span><text:span text:style-name="T2">and</text:span><text:span text:style-name="T2"> </text:span><text:span text:style-name="T2">the</text:span><text:span text:style-name="T2"> </text:span><text:span text:style-name="T2">model</text:span><text:span text:style-name="T2"> </text:span><text:span text:style-name="T2">of</text:span><text:span text:style-name="T2"> </text:span><text:span text:style-name="T2">the</text:span><text:span text:style-name="T2"> </text:span><text:span text:style-name="T2">data</text:span><text:span text:style-name="T2">. </text:span><text:span text:style-name="T2">Residuals</text:span><text:span text:style-name="T2"> </text:span><text:span text:style-name="T2">can</text:span><text:span text:style-name="T2"> </text:span><text:span text:style-name="T2">sometimes</text:span><text:span text:style-name="T2"> </text:span><text:span text:style-name="T2">contain</text:span><text:span text:style-name="T2"> </text:span><text:span text:style-name="T2">valuable</text:span><text:span text:style-name="T2"> </text:span><text:span text:style-name="T2">information</text:span><text:span text:style-name="T2">, </text:span><text:span text:style-name="T2">such</text:span><text:span text:style-name="T2"> </text:span><text:span text:style-name="T2">as</text:span><text:span text:style-name="T2"> </text:span><text:span text:style-name="T2">the</text:span><text:span text:style-name="T2"> </text:span><text:span text:style-name="T2">existence</text:span><text:span text:style-name="T2"> </text:span><text:span text:style-name="T2">of</text:span><text:span text:style-name="T2"> </text:span><text:span text:style-name="T2">a</text:span><text:span text:style-name="T2"> </text:span><text:span text:style-name="T2">second</text:span><text:span text:style-name="T2"> </text:span><text:span text:style-name="T2">periodicity</text:span><text:span text:style-name="T2">.</text:span></text:p>
          </table:table-cell>
        </table:table-row>
        <table:table-row>
          <table:table-cell table:style-name="Table1.A1" office:value-type="string">
            <text:p text:style-name="P4">RMS</text:p>
          </table:table-cell>
          <table:table-cell table:style-name="Table1.A1" office:value-type="string">
            <text:p text:style-name="P2"><text:span text:style-name="T2">See</text:span><text:span text:style-name="T2"> </text:span><text:span text:style-name="T2">root</text:span><text:span text:style-name="T2"> </text:span><text:span text:style-name="T2">mean</text:span><text:span text:style-name="T2"> </text:span><text:span text:style-name="T2">square</text:span><text:span text:style-name="T2">.</text:span></text:p>
          </table:table-cell>
        </table:table-row>
        <table:table-row>
          <table:table-cell table:style-name="Table1.A1" office:value-type="string">
            <text:p text:style-name="P2"><text:span text:style-name="T2">Root</text:span><text:span text:style-name="T2"> </text:span><text:span text:style-name="T2">Mean</text:span><text:span text:style-name="T2"> </text:span><text:span text:style-name="T2">Square</text:span></text:p>
          </table:table-cell>
          <table:table-cell table:style-name="Table1.A1" office:value-type="string">
            <text:p text:style-name="P2"><text:span text:style-name="T2">In statistics this is the square root of the mean of a sum of a squared values (i.e. the square root of the mean of x</text:span><text:span text:style-name="T3">1</text:span><text:span text:style-name="T4">2</text:span><text:span text:style-name="T2"> + x</text:span><text:span text:style-name="T3">2</text:span><text:span text:style-name="T4">2</text:span><text:span text:style-name="T2"> + x</text:span><text:span text:style-name="T3">3</text:span><text:span text:style-name="T4">2</text:span><text:span text:style-name="T5"> + </text:span><text:span text:style-name="T2">…</text:span><text:span text:style-name="T5"> + </text:span><text:span text:style-name="T2">x</text:span><text:span text:style-name="T3">n</text:span><text:span text:style-name="T4">2</text:span><text:span text:style-name="T2">).</text:span></text:p>
          </table:table-cell>
        </table:table-row>
        <table:table-row>
          <table:table-cell table:style-name="Table1.A1" office:value-type="string">
            <text:p text:style-name="P2"><text:span text:style-name="T2">Standard</text:span><text:span text:style-name="T2"> </text:span><text:span text:style-name="T2">Error</text:span></text:p>
          </table:table-cell>
          <table:table-cell table:style-name="Table1.A1" office:value-type="string">
            <text:p text:style-name="P4">A measure of how precise an average value of data is expected to be. In particular, for the mean series, error bars denote 95% Confidence Interval (twice Standard Error).</text:p>
          </table:table-cell>
        </table:table-row>
        <table:table-row>
          <table:table-cell table:style-name="Table1.A1" office:value-type="string">
            <text:p text:style-name="P4">SuperWASP</text:p>
          </table:table-cell>
          <table:table-cell table:style-name="Table1.A1" office:value-type="string">
            <text:p text:style-name="P2"><text:span text:style-name="T2">A UK-based exoplanet detection consortium. See </text:span><text:span text:style-name="T6">https://exoplanetarchive.ipac.caltech.edu/docs/SuperWASPMission.html</text:span></text:p>
          </table:table-cell>
        </table:table-row>
        <table:table-row>
          <table:table-cell table:style-name="Table1.A1" office:value-type="string">
            <text:p text:style-name="P2"><text:span text:style-name="T2">Variable</text:span><text:span text:style-name="T2"> </text:span><text:span text:style-name="T2">Star</text:span><text:span text:style-name="T2"> </text:span><text:span text:style-name="T2">Index</text:span></text:p>
          </table:table-cell>
          <table:table-cell table:style-name="Table1.A1" office:value-type="string">
            <text:p text:style-name="P2"><text:span text:style-name="T2">An online"clearinghouse" for timely information on variable stars, including suspected suspected. See </text:span><text:a xlink:type="simple" xlink:href="http://www.aavso.org/vsx/" text:style-name="Internet_20_link" text:visited-style-name="Visited_20_Internet_20_Link">http</text:a><text:a xlink:type="simple" xlink:href="http://www.aavso.org/vsx/" text:style-name="Internet_20_link" text:visited-style-name="Visited_20_Internet_20_Link">://</text:a><text:a xlink:type="simple" xlink:href="http://www.aavso.org/vsx/" text:style-name="Internet_20_link" text:visited-style-name="Visited_20_Internet_20_Link">www</text:a><text:a xlink:type="simple" xlink:href="http://www.aavso.org/vsx/" text:style-name="Internet_20_link" text:visited-style-name="Visited_20_Internet_20_Link">.</text:a><text:a xlink:type="simple" xlink:href="http://www.aavso.org/vsx/" text:style-name="Internet_20_link" text:visited-style-name="Visited_20_Internet_20_Link">aavso</text:a><text:a xlink:type="simple" xlink:href="http://www.aavso.org/vsx/" text:style-name="Internet_20_link" text:visited-style-name="Visited_20_Internet_20_Link">.</text:a><text:a xlink:type="simple" xlink:href="http://www.aavso.org/vsx/" text:style-name="Internet_20_link" text:visited-style-name="Visited_20_Internet_20_Link">org</text:a><text:a xlink:type="simple" xlink:href="http://www.aavso.org/vsx/" text:style-name="Internet_20_link" text:visited-style-name="Visited_20_Internet_20_Link">/</text:a><text:a xlink:type="simple" xlink:href="http://www.aavso.org/vsx/" text:style-name="Internet_20_link" text:visited-style-name="Visited_20_Internet_20_Link">vsx</text:a><text:a xlink:type="simple" xlink:href="http://www.aavso.org/vsx/" text:style-name="Internet_20_link" text:visited-style-name="Visited_20_Internet_20_Link">/</text:a></text:p>
          </table:table-cell>
        </table:table-row>
        <table:table-row>
          <table:table-cell table:style-name="Table1.A10" office:value-type="string">
            <text:p text:style-name="P2">VeLa</text:p>
          </table:table-cell>
          <table:table-cell table:style-name="Table1.A10" office:value-type="string">
            <text:p text:style-name="P2"><text:span text:style-name="T7">V</text:span>Star <text:span text:style-name="T7">e</text:span>xpression <text:span text:style-name="T7">La</text:span>nguage. VeLa is a domain specific language created for VStar to permit numeric expressions wherever numeric constants are used (e.g. in user interface text boxes), to allow complex observation filters to be specified and to represent model equations. See <text:a xlink:type="simple" xlink:href="https://sourceforge.net/p/vstar/wiki/VeLa/" text:style-name="Internet_20_link" text:visited-style-name="Visited_20_Internet_20_Link">https://sourceforge.net/p/vstar/wiki/VeLa/</text:a></text:p>
          </table:table-cell>
        </table:table-row>
        <table:table-row>
          <table:table-cell table:style-name="Table1.A1" office:value-type="string">
            <text:p text:style-name="P4">VSX</text:p>
          </table:table-cell>
          <table:table-cell table:style-name="Table1.A1" office:value-type="string">
            <text:p text:style-name="P2"><text:span text:style-name="T2">See</text:span><text:span text:style-name="T2"> </text:span><text:span text:style-name="T2">Variable</text:span><text:span text:style-name="T2"> </text:span><text:span text:style-name="T2">Star</text:span><text:span text:style-name="T2"> </text:span><text:span text:style-name="T2">Index</text:span><text:span text:style-name="T2">.</text:span></text:p>
          </table:table-cell>
        </table:table-row>
        <table:table-row>
          <table:table-cell table:style-name="Table1.A1" office:value-type="string">
            <text:p text:style-name="P2"><text:span text:style-name="T2">Weighted</text:span><text:span text:style-name="T2"> </text:span><text:span text:style-name="T2">Wavelet</text:span><text:span text:style-name="T2"> </text:span><text:span text:style-name="T2">Z</text:span><text:span text:style-name="T2">-</text:span><text:span text:style-name="T2">Transform</text:span></text:p>
          </table:table-cell>
          <table:table-cell table:style-name="Table1.A1" office:value-type="string">
            <text:p text:style-name="P2"><text:span text:style-name="T2">An</text:span><text:span text:style-name="T2"> </text:span><text:span text:style-name="T2">algorithm</text:span><text:span text:style-name="T2"> </text:span><text:span text:style-name="T2">designed</text:span><text:span text:style-name="T2"> </text:span><text:span text:style-name="T2">for</text:span><text:span text:style-name="T2"> </text:span><text:span text:style-name="T2">analyzing</text:span><text:span text:style-name="T2"> </text:span><text:span text:style-name="T2">variable</text:span><text:span text:style-name="T2"> </text:span><text:span text:style-name="T2">star</text:span><text:span text:style-name="T2"> </text:span><text:span text:style-name="T2">data</text:span><text:span text:style-name="T2">, </text:span><text:span text:style-name="T2">especially</text:span><text:span text:style-name="T2"> </text:span><text:span text:style-name="T2">cases</text:span><text:span text:style-name="T2"> </text:span><text:span text:style-name="T2">where</text:span><text:span text:style-name="T2"> </text:span><text:span text:style-name="T2">there</text:span><text:span text:style-name="T2"> </text:span><text:span text:style-name="T2">are</text:span><text:span text:style-name="T2"> </text:span><text:span text:style-name="T2">period</text:span><text:span text:style-name="T2"> </text:span><text:span text:style-name="T2">changes</text:span><text:span text:style-name="T2"> </text:span><text:span text:style-name="T2">and</text:span><text:span text:style-name="T2">/</text:span><text:span text:style-name="T2">or</text:span><text:span text:style-name="T2"> </text:span><text:span text:style-name="T2">transient</text:span><text:span text:style-name="T2"> </text:span><text:span text:style-name="T2">phenomena</text:span><text:span text:style-name="T2"> (</text:span><text:span text:style-name="T2">e</text:span><text:span text:style-name="T2">.</text:span><text:span text:style-name="T2">g</text:span><text:span text:style-name="T2">. </text:span><text:span text:style-name="T2">mode</text:span><text:span text:style-name="T2"> </text:span><text:span text:style-name="T2">switching</text:span><text:span text:style-name="T2">).</text:span><text:span text:style-name="T2"> </text:span><text:span text:style-name="T2">See</text:span><text:span text:style-name="T2"> </text:span><text:span text:style-name="T2">Foster</text:span><text:span text:style-name="T2"> (1996) </text:span><text:span text:style-name="T2">and</text:span><text:span text:style-name="T2"> </text:span><text:span text:style-name="T2">Templeton</text:span><text:span text:style-name="T2"> (2004).</text:span></text:p>
          </table:table-cell>
        </table:table-row>
        <table:table-row>
          <table:table-cell table:style-name="Table1.A1" office:value-type="string">
            <text:p text:style-name="P4">WWZ</text:p>
          </table:table-cell>
          <table:table-cell table:style-name="Table1.A1" office:value-type="string">
            <text:p text:style-name="P2"><text:span text:style-name="T2">See</text:span><text:span text:style-name="T2"> </text:span><text:span text:style-name="T2">Weighted</text:span><text:span text:style-name="T2"> </text:span><text:span text:style-name="T2">Wavelet</text:span><text:span text:style-name="T2"> </text:span><text:span text:style-name="T2">Z</text:span><text:span text:style-name="T2">-</text:span><text:span text:style-name="T2">Transform</text:span><text:span text:style-name="T2">.</text:span></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title/>
    <meta:initial-creator/>
    <dc:creator>David Benn</dc:creator>
    <meta:editing-cycles>22</meta:editing-cycles>
    <dc:date>2020-05-03T00:55:09</dc:date>
    <meta:editing-duration>PT48M51S</meta:editing-duration>
    <meta:document-statistic meta:table-count="1" meta:image-count="0" meta:object-count="0" meta:page-count="4" meta:paragraph-count="107" meta:word-count="1218" meta:character-count="8200"/>
  </office:meta>
</office:document-meta>
</file>